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0e4703" officeooo:paragraph-rsid="000e4703" style:font-size-asian="16pt" style:font-size-complex="16pt"/>
    </style:style>
    <style:style style:name="P2" style:family="paragraph" style:parent-style-name="Standard">
      <style:paragraph-properties fo:text-align="start" style:justify-single-word="false"/>
      <style:text-properties fo:font-size="16pt" fo:font-weight="bold" officeooo:rsid="000e4703" officeooo:paragraph-rsid="000e4703" style:font-size-asian="14pt" style:font-weight-asian="bold" style:font-size-complex="16pt" style:font-weight-complex="bold"/>
    </style:style>
    <style:style style:name="P3" style:family="paragraph" style:parent-style-name="Standard" style:list-style-name="L5">
      <style:paragraph-properties fo:text-align="start" style:justify-single-word="false"/>
      <style:text-properties fo:font-size="16pt" fo:font-weight="bold" officeooo:rsid="000e4703" officeooo:paragraph-rsid="000e4703"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0e48db" officeooo:paragraph-rsid="000e48db"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0e48db" officeooo:paragraph-rsid="0016d69e"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123888" officeooo:paragraph-rsid="00123888"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123888" officeooo:paragraph-rsid="0018f346" style:font-size-asian="14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0123888" officeooo:paragraph-rsid="001aea01" style:font-size-asian="14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officeooo:rsid="0015bbff" officeooo:paragraph-rsid="0015bbff" style:font-size-asian="14pt" style:font-weight-asian="bold" style:font-size-complex="16pt" style:font-weight-complex="bold"/>
    </style:style>
    <style:style style:name="P10" style:family="paragraph" style:parent-style-name="Standard">
      <style:paragraph-properties fo:text-align="start" style:justify-single-word="false"/>
      <style:text-properties fo:font-size="16pt" fo:font-weight="bold" officeooo:rsid="0015bbff" officeooo:paragraph-rsid="0018f346" style:font-size-asian="14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bold" officeooo:rsid="00101f4e" officeooo:paragraph-rsid="00101f4e" style:font-size-asian="16pt" style:font-weight-asian="bold" style:font-size-complex="16pt" style:font-weight-complex="bold"/>
    </style:style>
    <style:style style:name="P12" style:family="paragraph" style:parent-style-name="Standard" style:list-style-name="L5">
      <style:paragraph-properties fo:text-align="start" style:justify-single-word="false"/>
      <style:text-properties fo:font-size="16pt" fo:font-weight="bold" officeooo:rsid="00101f4e" officeooo:paragraph-rsid="00101f4e" style:font-size-asian="16pt" style:font-weight-asian="bold" style:font-size-complex="16pt" style:font-weight-complex="bold"/>
    </style:style>
    <style:style style:name="P13" style:family="paragraph" style:parent-style-name="Standard" style:list-style-name="L5">
      <style:paragraph-properties fo:text-align="start" style:justify-single-word="false"/>
      <style:text-properties fo:font-size="16pt" fo:font-weight="bold" officeooo:rsid="001038c0" officeooo:paragraph-rsid="001038c0" style:font-size-asian="16pt" style:font-weight-asian="bold" style:font-size-complex="16pt" style:font-weight-complex="bold"/>
    </style:style>
    <style:style style:name="P14" style:family="paragraph" style:parent-style-name="Standard" style:list-style-name="L7">
      <style:paragraph-properties fo:text-align="start" style:justify-single-word="false"/>
      <style:text-properties fo:font-size="16pt" fo:font-weight="normal" officeooo:rsid="00123888" officeooo:paragraph-rsid="00123888" style:font-size-asian="14pt" style:font-weight-asian="normal" style:font-size-complex="16pt" style:font-weight-complex="normal"/>
    </style:style>
    <style:style style:name="P15" style:family="paragraph" style:parent-style-name="Standard" style:list-style-name="L7">
      <style:paragraph-properties fo:text-align="start" style:justify-single-word="false"/>
      <style:text-properties fo:font-size="16pt" fo:font-weight="normal" officeooo:rsid="00123888" officeooo:paragraph-rsid="0018f346" style:font-size-asian="14pt" style:font-weight-asian="normal" style:font-size-complex="16pt" style:font-weight-complex="normal"/>
    </style:style>
    <style:style style:name="P16" style:family="paragraph" style:parent-style-name="Standard" style:list-style-name="L7">
      <style:paragraph-properties fo:text-align="start" style:justify-single-word="false"/>
      <style:text-properties fo:font-size="16pt" fo:font-weight="normal" officeooo:rsid="00123888" officeooo:paragraph-rsid="001aea01" style:font-size-asian="14pt" style:font-weight-asian="normal" style:font-size-complex="16pt" style:font-weight-complex="normal"/>
    </style:style>
    <style:style style:name="P17" style:family="paragraph" style:parent-style-name="Standard" style:list-style-name="L7">
      <style:paragraph-properties fo:text-align="start" style:justify-single-word="false"/>
      <style:text-properties fo:font-size="16pt" fo:font-weight="normal" officeooo:rsid="00123888" officeooo:paragraph-rsid="001cb702"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fo:font-size="16pt" fo:font-weight="normal" officeooo:rsid="0015bbff" officeooo:paragraph-rsid="0015bbff"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fo:font-size="16pt" fo:font-weight="normal" officeooo:rsid="0018f346" officeooo:paragraph-rsid="0018f346"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fo:font-size="16pt" fo:font-weight="normal" officeooo:rsid="001c333d" officeooo:paragraph-rsid="001c333d"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fo:font-size="14pt" officeooo:rsid="000e4703" officeooo:paragraph-rsid="000e4703" style:font-size-asian="14pt" style:font-size-complex="14pt"/>
    </style:style>
    <style:style style:name="P22" style:family="paragraph" style:parent-style-name="Standard" style:list-style-name="L2">
      <style:paragraph-properties fo:text-align="start" style:justify-single-word="false"/>
      <style:text-properties fo:font-size="14pt" officeooo:rsid="000e4703" officeooo:paragraph-rsid="000e4703" style:font-size-asian="14pt" style:font-size-complex="14pt"/>
    </style:style>
    <style:style style:name="P23" style:family="paragraph" style:parent-style-name="Standard">
      <style:paragraph-properties fo:text-align="start" style:justify-single-word="false"/>
      <style:text-properties fo:font-size="14pt" fo:font-weight="bold" officeooo:rsid="000e4703" officeooo:paragraph-rsid="000e4703" style:font-size-asian="14pt" style:font-weight-asian="bold" style:font-size-complex="14pt" style:font-weight-complex="bold"/>
    </style:style>
    <style:style style:name="P24" style:family="paragraph" style:parent-style-name="Standard" style:list-style-name="L3">
      <style:paragraph-properties fo:text-align="start" style:justify-single-word="false"/>
      <style:text-properties fo:font-size="14pt" fo:font-weight="bold" officeooo:rsid="000e4703" officeooo:paragraph-rsid="000e4703" style:font-size-asian="14pt" style:font-weight-asian="bold" style:font-size-complex="14pt" style:font-weight-complex="bold"/>
    </style:style>
    <style:style style:name="P25" style:family="paragraph" style:parent-style-name="Standard" style:list-style-name="L5">
      <style:paragraph-properties fo:text-align="start" style:justify-single-word="false"/>
      <style:text-properties fo:font-size="14pt" fo:font-weight="bold" officeooo:rsid="000e4703" officeooo:paragraph-rsid="000e4703" style:font-size-asian="14pt" style:font-weight-asian="bold" style:font-size-complex="14pt" style:font-weight-complex="bold"/>
    </style:style>
    <style:style style:name="P26" style:family="paragraph" style:parent-style-name="Standard" style:list-style-name="L5">
      <style:paragraph-properties fo:text-align="start" style:justify-single-word="false"/>
      <style:text-properties fo:font-size="14pt" fo:font-weight="bold" officeooo:rsid="000e4703" officeooo:paragraph-rsid="00101f4e" style:font-size-asian="14pt" style:font-weight-asian="bold" style:font-size-complex="14pt" style:font-weight-complex="bold"/>
    </style:style>
    <style:style style:name="P27" style:family="paragraph" style:parent-style-name="Standard" style:list-style-name="L5">
      <style:paragraph-properties fo:text-align="start" style:justify-single-word="false"/>
      <style:text-properties fo:font-size="14pt" fo:font-weight="bold" officeooo:rsid="000e48db" officeooo:paragraph-rsid="000e48db" style:font-size-asian="12.25pt" style:font-weight-asian="bold" style:font-size-complex="14pt" style:font-weight-complex="bold"/>
    </style:style>
    <style:style style:name="P28" style:family="paragraph" style:parent-style-name="Standard">
      <style:paragraph-properties fo:text-align="start" style:justify-single-word="false"/>
      <style:text-properties fo:font-size="14pt" fo:font-weight="bold" officeooo:rsid="000e48db" officeooo:paragraph-rsid="000e48db" style:font-size-asian="12.25pt" style:font-weight-asian="bold" style:font-size-complex="14pt" style:font-weight-complex="bold"/>
    </style:style>
    <style:style style:name="P29" style:family="paragraph" style:parent-style-name="Standard" style:list-style-name="L5">
      <style:paragraph-properties fo:text-align="start" style:justify-single-word="false"/>
      <style:text-properties fo:font-size="14pt" fo:font-weight="bold" officeooo:rsid="00101f4e" officeooo:paragraph-rsid="00101f4e" style:font-size-asian="12.25pt" style:font-weight-asian="bold" style:font-size-complex="14pt" style:font-weight-complex="bold"/>
    </style:style>
    <style:style style:name="P30" style:family="paragraph" style:parent-style-name="Standard" style:list-style-name="L5">
      <style:paragraph-properties fo:text-align="start" style:justify-single-word="false"/>
      <style:text-properties fo:font-size="14pt" fo:font-weight="bold" officeooo:rsid="001038c0" officeooo:paragraph-rsid="001038c0" style:font-size-asian="12.25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bold" officeooo:rsid="00123888" officeooo:paragraph-rsid="00123888" style:font-size-asian="12.25pt" style:font-weight-asian="bold" style:font-size-complex="14pt" style:font-weight-complex="bold"/>
    </style:style>
    <style:style style:name="P32" style:family="paragraph" style:parent-style-name="Standard" style:list-style-name="L5">
      <style:paragraph-properties fo:text-align="start" style:justify-single-word="false"/>
      <style:text-properties fo:font-size="14pt" fo:font-weight="bold" officeooo:rsid="00123888" officeooo:paragraph-rsid="00123888" style:font-size-asian="12.25pt" style:font-weight-asian="bold" style:font-size-complex="14pt" style:font-weight-complex="bold"/>
    </style:style>
    <style:style style:name="P33" style:family="paragraph" style:parent-style-name="Standard" style:list-style-name="L5">
      <style:paragraph-properties fo:text-align="start" style:justify-single-word="false"/>
      <style:text-properties fo:font-size="14pt" fo:font-weight="normal" officeooo:rsid="001038c0" officeooo:paragraph-rsid="001038c0" style:font-size-asian="12.25pt" style:font-weight-asian="normal" style:font-size-complex="14pt" style:font-weight-complex="normal"/>
    </style:style>
    <style:style style:name="P34" style:family="paragraph" style:parent-style-name="Standard" style:list-style-name="L7">
      <style:paragraph-properties fo:text-align="start" style:justify-single-word="false"/>
      <style:text-properties fo:font-size="14pt" fo:font-weight="normal" officeooo:rsid="00123888" officeooo:paragraph-rsid="00123888" style:font-size-asian="12.25pt" style:font-weight-asian="normal" style:font-size-complex="14pt" style:font-weight-complex="normal"/>
    </style:style>
    <style:style style:name="P35" style:family="paragraph" style:parent-style-name="Standard" style:list-style-name="L7">
      <style:paragraph-properties fo:text-align="start" style:justify-single-word="false"/>
      <style:text-properties fo:font-size="14pt" fo:font-weight="normal" officeooo:rsid="00123888" officeooo:paragraph-rsid="0018f346" style:font-size-asian="12.25pt" style:font-weight-asian="normal" style:font-size-complex="14pt" style:font-weight-complex="normal"/>
    </style:style>
    <style:style style:name="P36" style:family="paragraph" style:parent-style-name="Standard" style:list-style-name="L7">
      <style:paragraph-properties fo:text-align="start" style:justify-single-word="false"/>
      <style:text-properties fo:font-size="14pt" fo:font-weight="normal" officeooo:rsid="00123888" officeooo:paragraph-rsid="001aea01" style:font-size-asian="12.25pt" style:font-weight-asian="normal" style:font-size-complex="14pt" style:font-weight-complex="normal"/>
    </style:style>
    <style:style style:name="P37" style:family="paragraph" style:parent-style-name="Standard" style:list-style-name="L7">
      <style:paragraph-properties fo:text-align="start" style:justify-single-word="false"/>
      <style:text-properties fo:font-size="14pt" fo:font-weight="normal" officeooo:rsid="00123888" officeooo:paragraph-rsid="001cb702"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123888" officeooo:paragraph-rsid="0018f346" style:font-size-asian="12.25pt" style:font-weight-asian="normal" style:font-size-complex="14pt" style:font-weight-complex="normal"/>
    </style:style>
    <style:style style:name="P39" style:family="paragraph" style:parent-style-name="Standard" style:list-style-name="L7">
      <style:paragraph-properties fo:text-align="start" style:justify-single-word="false"/>
      <style:text-properties fo:font-size="14pt" fo:font-weight="normal" officeooo:rsid="0015bbff" officeooo:paragraph-rsid="0015bbff"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01cb702" officeooo:paragraph-rsid="001cb702" style:font-size-asian="12.25pt" style:font-weight-asian="normal" style:font-size-complex="14pt" style:font-weight-complex="normal"/>
    </style:style>
    <style:style style:name="P41" style:family="paragraph" style:parent-style-name="Standard" style:list-style-name="L8">
      <style:paragraph-properties fo:text-align="start" style:justify-single-word="false"/>
      <style:text-properties officeooo:paragraph-rsid="0016d69e"/>
    </style:style>
    <style:style style:name="P42" style:family="paragraph" style:parent-style-name="Standard">
      <style:paragraph-properties fo:text-align="center" style:justify-single-word="false"/>
      <style:text-properties fo:font-size="24pt" officeooo:rsid="000e4703" officeooo:paragraph-rsid="000e4703" style:font-size-asian="24pt" style:font-size-complex="24pt"/>
    </style:style>
    <style:style style:name="P43" style:family="paragraph" style:parent-style-name="Standard" style:list-style-name="L7">
      <style:paragraph-properties fo:text-align="start" style:justify-single-word="false"/>
      <style:text-properties fo:font-size="12pt" fo:font-weight="normal" officeooo:rsid="00123888" officeooo:paragraph-rsid="001aea01" style:font-size-asian="12pt" style:font-weight-asian="normal" style:font-size-complex="12pt" style:font-weight-complex="normal"/>
    </style:style>
    <style:style style:name="P44" style:family="paragraph" style:parent-style-name="Standard" style:list-style-name="L7">
      <style:paragraph-properties fo:text-align="start" style:justify-single-word="false"/>
      <style:text-properties fo:font-size="12pt" fo:font-weight="normal" officeooo:rsid="001c2b29" officeooo:paragraph-rsid="001c2b29"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1pt" fo:font-weight="bold" officeooo:rsid="000e4703" officeooo:paragraph-rsid="000e4703" style:font-size-asian="11pt" style:font-weight-asian="bold" style:font-size-complex="11pt" style:font-weight-complex="bold"/>
    </style:style>
    <style:style style:name="P46" style:family="paragraph" style:parent-style-name="Standard">
      <style:paragraph-properties fo:text-align="start" style:justify-single-word="false"/>
      <style:text-properties fo:font-size="11pt" fo:font-weight="bold" officeooo:rsid="000e48db" officeooo:paragraph-rsid="000e48db" style:font-size-asian="11pt" style:font-weight-asian="bold" style:font-size-complex="11pt" style:font-weight-complex="bold"/>
    </style:style>
    <style:style style:name="P47" style:family="paragraph" style:parent-style-name="Standard">
      <style:paragraph-properties fo:text-align="start" style:justify-single-word="false"/>
      <style:text-properties fo:font-size="11pt" fo:font-weight="bold" officeooo:rsid="00101f4e" officeooo:paragraph-rsid="00101f4e" style:font-size-asian="11pt" style:font-weight-asian="bold" style:font-size-complex="11pt" style:font-weight-complex="bold"/>
    </style:style>
    <style:style style:name="P48" style:family="paragraph" style:parent-style-name="Standard">
      <style:paragraph-properties fo:text-align="start" style:justify-single-word="false"/>
      <style:text-properties fo:font-size="11pt" fo:font-weight="bold" officeooo:rsid="00123888" officeooo:paragraph-rsid="00123888" style:font-size-asian="11pt" style:font-weight-asian="bold" style:font-size-complex="11pt" style:font-weight-complex="bold"/>
    </style:style>
    <style:style style:name="P49" style:family="paragraph" style:parent-style-name="Standard">
      <style:paragraph-properties fo:text-align="start" style:justify-single-word="false"/>
      <style:text-properties fo:font-size="11pt" fo:font-weight="bold" officeooo:rsid="0013c2a8" officeooo:paragraph-rsid="0013c2a8" style:font-size-asian="11pt" style:font-weight-asian="bold" style:font-size-complex="11pt" style:font-weight-complex="bold"/>
    </style:style>
    <style:style style:name="P50" style:family="paragraph" style:parent-style-name="Standard">
      <style:paragraph-properties fo:text-align="start" style:justify-single-word="false"/>
      <style:text-properties fo:font-size="11pt" fo:font-weight="bold" officeooo:rsid="000e48db" officeooo:paragraph-rsid="000e48db" style:font-size-asian="9.60000038146973pt" style:font-weight-asian="bold" style:font-size-complex="11pt" style:font-weight-complex="bold"/>
    </style:style>
    <style:style style:name="P51" style:family="paragraph" style:parent-style-name="Standard">
      <style:paragraph-properties fo:text-align="start" style:justify-single-word="false"/>
      <style:text-properties fo:font-size="11pt" fo:font-weight="bold" officeooo:rsid="001038c0" officeooo:paragraph-rsid="001038c0" style:font-size-asian="9.60000038146973pt" style:font-weight-asian="bold" style:font-size-complex="11pt" style:font-weight-complex="bold"/>
    </style:style>
    <style:style style:name="P52" style:family="paragraph" style:parent-style-name="Standard">
      <style:paragraph-properties fo:text-align="start" style:justify-single-word="false"/>
      <style:text-properties fo:font-size="11pt" fo:font-weight="normal" officeooo:rsid="001038c0" officeooo:paragraph-rsid="001038c0"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fo:font-size="11pt" fo:font-weight="normal" officeooo:rsid="0015bbff" officeooo:paragraph-rsid="0015bbff"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fo:font-size="11pt" fo:font-weight="normal" officeooo:rsid="0015bbff" officeooo:paragraph-rsid="0018f346"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fo:font-size="11pt" fo:font-weight="normal" officeooo:rsid="0015bbff" officeooo:paragraph-rsid="001aea01" style:font-size-asian="11pt" style:font-weight-asian="normal" style:font-size-complex="11pt" style:font-weight-complex="normal"/>
    </style:style>
    <style:style style:name="P56" style:family="paragraph" style:parent-style-name="Standard">
      <style:paragraph-properties fo:text-align="start" style:justify-single-word="false"/>
      <style:text-properties fo:font-size="11pt" fo:font-weight="normal" officeooo:rsid="0015bbff" officeooo:paragraph-rsid="001cb702" style:font-size-asian="11pt" style:font-weight-asian="normal" style:font-size-complex="11pt" style:font-weight-complex="normal"/>
    </style:style>
    <style:style style:name="P57" style:family="paragraph" style:parent-style-name="Standard">
      <style:paragraph-properties fo:text-align="start" style:justify-single-word="false"/>
      <style:text-properties fo:font-size="11pt" fo:font-weight="normal" officeooo:rsid="0016d69e" officeooo:paragraph-rsid="0016d69e"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fo:font-size="11pt" fo:font-weight="normal" officeooo:rsid="0016d69e" officeooo:paragraph-rsid="0018f346"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fo:font-size="11pt" fo:font-weight="normal" officeooo:rsid="0016d69e" officeooo:paragraph-rsid="001aea01" style:font-size-asian="11pt" style:font-weight-asian="normal" style:font-size-complex="11pt" style:font-weight-complex="normal"/>
    </style:style>
    <style:style style:name="P60" style:family="paragraph" style:parent-style-name="Standard">
      <style:paragraph-properties fo:text-align="start" style:justify-single-word="false"/>
      <style:text-properties fo:font-size="11pt" fo:font-weight="normal" officeooo:rsid="0016d69e" officeooo:paragraph-rsid="001cb702" style:font-size-asian="11pt" style:font-weight-asian="normal" style:font-size-complex="11pt" style:font-weight-complex="normal"/>
    </style:style>
    <style:style style:name="P61" style:family="paragraph" style:parent-style-name="Standard">
      <style:paragraph-properties fo:text-align="start" style:justify-single-word="false"/>
      <style:text-properties fo:font-size="11pt" fo:font-weight="normal" officeooo:rsid="0018f346" officeooo:paragraph-rsid="0018f346"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fo:font-size="11pt" fo:font-weight="normal" officeooo:rsid="00195743" officeooo:paragraph-rsid="00195743"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fo:font-size="11pt" fo:font-weight="normal" officeooo:rsid="00195743" officeooo:paragraph-rsid="001cb702"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fo:font-size="11pt" fo:font-weight="normal" officeooo:rsid="001a1d59" officeooo:paragraph-rsid="001a1d59"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fo:font-size="11pt" fo:font-weight="normal" officeooo:rsid="001a1d59" officeooo:paragraph-rsid="001cb702"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fo:font-size="11pt" fo:font-weight="normal" officeooo:rsid="001aea01" officeooo:paragraph-rsid="001aea01"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fo:font-size="11pt" fo:font-weight="normal" officeooo:rsid="001c2b29" officeooo:paragraph-rsid="001c2b29"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fo:font-size="11pt" fo:font-weight="normal" officeooo:rsid="001c333d" officeooo:paragraph-rsid="001c333d"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fo:font-size="11pt" fo:font-weight="normal" officeooo:rsid="001cb702" officeooo:paragraph-rsid="001cb702"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fo:font-size="11pt" fo:font-weight="normal" officeooo:rsid="001e17f7" officeooo:paragraph-rsid="001e17f7"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fo:font-size="11pt" fo:font-weight="normal" officeooo:rsid="00207a89" officeooo:paragraph-rsid="00207a89"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fo:font-size="11pt" fo:font-weight="normal" officeooo:rsid="00208ac8" officeooo:paragraph-rsid="00208ac8"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fo:font-size="11pt" fo:font-weight="normal" officeooo:rsid="0015bbff" officeooo:paragraph-rsid="0015bbff" style:font-size-asian="9.60000038146973pt" style:font-weight-asian="normal" style:font-size-complex="11pt" style:font-weight-complex="normal"/>
    </style:style>
    <style:style style:name="P74" style:family="paragraph" style:parent-style-name="Standard">
      <style:paragraph-properties fo:text-align="start" style:justify-single-word="false"/>
      <style:text-properties fo:font-size="11pt" fo:font-weight="normal" officeooo:rsid="0015bbff" officeooo:paragraph-rsid="0018f346" style:font-size-asian="9.60000038146973pt" style:font-weight-asian="normal" style:font-size-complex="11pt" style:font-weight-complex="normal"/>
    </style:style>
    <style:style style:name="P75" style:family="paragraph" style:parent-style-name="Standard">
      <style:paragraph-properties fo:text-align="start" style:justify-single-word="false"/>
      <style:text-properties fo:font-size="11pt" fo:font-weight="normal" officeooo:rsid="0015bbff" officeooo:paragraph-rsid="001aea01" style:font-size-asian="9.60000038146973pt" style:font-weight-asian="normal" style:font-size-complex="11pt" style:font-weight-complex="normal"/>
    </style:style>
    <style:style style:name="P76" style:family="paragraph" style:parent-style-name="Standard">
      <style:paragraph-properties fo:text-align="start" style:justify-single-word="false"/>
      <style:text-properties fo:font-size="11pt" fo:font-weight="normal" officeooo:rsid="0015bbff" officeooo:paragraph-rsid="001cb702" style:font-size-asian="9.60000038146973pt" style:font-weight-asian="normal" style:font-size-complex="11pt" style:font-weight-complex="normal"/>
    </style:style>
    <style:style style:name="P77" style:family="paragraph" style:parent-style-name="Standard">
      <style:paragraph-properties fo:text-align="start" style:justify-single-word="false"/>
      <style:text-properties fo:font-size="11pt" fo:font-weight="normal" officeooo:rsid="0016d69e" officeooo:paragraph-rsid="0016d69e" style:font-size-asian="9.60000038146973pt" style:font-weight-asian="normal" style:font-size-complex="11pt" style:font-weight-complex="normal"/>
    </style:style>
    <style:style style:name="P78" style:family="paragraph" style:parent-style-name="Standard">
      <style:paragraph-properties fo:text-align="start" style:justify-single-word="false"/>
      <style:text-properties fo:font-size="11pt" fo:font-weight="normal" officeooo:rsid="0016d69e" officeooo:paragraph-rsid="001cb702" style:font-size-asian="9.60000038146973pt" style:font-weight-asian="normal" style:font-size-complex="11pt" style:font-weight-complex="normal"/>
    </style:style>
    <style:style style:name="P79" style:family="paragraph" style:parent-style-name="Standard">
      <style:paragraph-properties fo:text-align="start" style:justify-single-word="false"/>
      <style:text-properties fo:font-size="11pt" fo:font-weight="normal" officeooo:rsid="001a1d59" officeooo:paragraph-rsid="001a1d59" style:font-size-asian="9.60000038146973pt" style:font-weight-asian="normal" style:font-size-complex="11pt" style:font-weight-complex="normal"/>
    </style:style>
    <style:style style:name="P80" style:family="paragraph" style:parent-style-name="Standard">
      <style:paragraph-properties fo:text-align="start" style:justify-single-word="false"/>
      <style:text-properties fo:font-size="11pt" fo:font-weight="normal" officeooo:rsid="001a1d59" officeooo:paragraph-rsid="001cb702" style:font-size-asian="9.60000038146973pt" style:font-weight-asian="normal" style:font-size-complex="11pt" style:font-weight-complex="normal"/>
    </style:style>
    <style:style style:name="P81" style:family="paragraph" style:parent-style-name="Standard">
      <style:paragraph-properties fo:text-align="start" style:justify-single-word="false"/>
      <style:text-properties fo:font-size="11pt" fo:font-weight="normal" officeooo:rsid="001c333d" officeooo:paragraph-rsid="001c333d" style:font-size-asian="9.60000038146973pt" style:font-weight-asian="normal" style:font-size-complex="11pt" style:font-weight-complex="normal"/>
    </style:style>
    <style:style style:name="P82" style:family="paragraph" style:parent-style-name="Standard">
      <style:paragraph-properties fo:text-align="start" style:justify-single-word="false"/>
      <style:text-properties fo:font-size="11pt" fo:font-weight="normal" officeooo:rsid="001e17f7" officeooo:paragraph-rsid="001e17f7" style:font-size-asian="9.60000038146973pt" style:font-weight-asian="normal" style:font-size-complex="11pt" style:font-weight-complex="normal"/>
    </style:style>
    <style:style style:name="P83" style:family="paragraph" style:parent-style-name="Standard">
      <style:paragraph-properties fo:text-align="start" style:justify-single-word="false"/>
      <style:text-properties fo:font-size="11pt" fo:font-weight="normal" officeooo:rsid="00207a89" officeooo:paragraph-rsid="00207a89" style:font-size-asian="9.60000038146973pt" style:font-weight-asian="normal" style:font-size-complex="11pt" style:font-weight-complex="normal"/>
    </style:style>
    <style:style style:name="P84" style:family="paragraph" style:parent-style-name="Standard">
      <style:paragraph-properties fo:text-align="start" style:justify-single-word="false"/>
      <style:text-properties fo:font-size="10.5pt" fo:font-weight="bold" officeooo:rsid="000e48db" officeooo:paragraph-rsid="000e48db" style:font-size-asian="10.5pt" style:font-weight-asian="bold" style:font-size-complex="10.5pt" style:font-weight-complex="bold"/>
    </style:style>
    <style:style style:name="P85" style:family="paragraph" style:parent-style-name="Standard" style:list-style-name="L8">
      <style:paragraph-properties fo:text-align="start" style:justify-single-word="false"/>
      <style:text-properties officeooo:rsid="0016d69e" officeooo:paragraph-rsid="0016d69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01f4e" style:font-weight-asian="normal" style:font-weight-complex="normal"/>
    </style:style>
    <style:style style:name="T4" style:family="text">
      <style:text-properties fo:font-weight="normal" officeooo:rsid="001038c0" style:font-weight-asian="normal" style:font-weight-complex="normal"/>
    </style:style>
    <style:style style:name="T5" style:family="text">
      <style:text-properties fo:font-weight="normal" officeooo:rsid="0018f346" style:font-weight-asian="normal" style:font-weight-complex="normal"/>
    </style:style>
    <style:style style:name="T6" style:family="text">
      <style:text-properties fo:font-weight="normal" officeooo:rsid="00195743" style:font-weight-asian="normal" style:font-weight-complex="normal"/>
    </style:style>
    <style:style style:name="T7" style:family="text">
      <style:text-properties fo:font-size="14pt" style:font-size-asian="12.25pt" style:font-size-complex="14pt"/>
    </style:style>
    <style:style style:name="T8" style:family="text">
      <style:text-properties fo:font-size="16pt" fo:font-weight="normal" style:font-size-asian="14pt" style:font-weight-asian="normal" style:font-size-complex="16pt" style:font-weight-complex="normal"/>
    </style:style>
    <style:style style:name="T9" style:family="text">
      <style:text-properties fo:font-size="16pt" fo:font-weight="normal" officeooo:rsid="00123888" style:font-size-asian="14pt" style:font-weight-asian="normal" style:font-size-complex="16pt" style:font-weight-complex="normal"/>
    </style:style>
    <style:style style:name="T10" style:family="text">
      <style:text-properties fo:font-size="16pt" fo:font-weight="normal" officeooo:rsid="000e48db" style:font-size-asian="14pt" style:font-weight-asian="normal" style:font-size-complex="16pt" style:font-weight-complex="normal"/>
    </style:style>
    <style:style style:name="T11" style:family="text">
      <style:text-properties fo:font-size="16pt" fo:font-weight="normal" style:font-size-asian="16pt" style:font-weight-asian="normal" style:font-size-complex="16pt"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15bbff"/>
    </style:style>
    <style:style style:name="T15" style:family="text">
      <style:text-properties officeooo:rsid="0016d69e"/>
    </style:style>
    <style:style style:name="T16" style:family="text">
      <style:text-properties officeooo:rsid="0018f346"/>
    </style:style>
    <style:style style:name="T17" style:family="text">
      <style:text-properties officeooo:rsid="00195743"/>
    </style:style>
    <style:style style:name="T18" style:family="text">
      <style:text-properties officeooo:rsid="001a1d59"/>
    </style:style>
    <style:style style:name="T19" style:family="text">
      <style:text-properties officeooo:rsid="001aea01"/>
    </style:style>
    <style:style style:name="T20" style:family="text">
      <style:text-properties officeooo:rsid="001c2b29"/>
    </style:style>
    <style:style style:name="T21" style:family="text">
      <style:text-properties officeooo:rsid="001c333d"/>
    </style:style>
    <style:style style:name="T22" style:family="text">
      <style:text-properties officeooo:rsid="001cb702"/>
    </style:style>
    <style:style style:name="T23" style:family="text">
      <style:text-properties officeooo:rsid="001e17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istributed Algorithms - Coursework 1 Report</text:p>
      <text:p text:style-name="P1"/>
      <text:p text:style-name="P21"><text:span text:style-name="T1">Author</text:span>: Andrei-Bogdan Puiu (ap8415)</text:p>
      <text:p text:style-name="P21"/>
      <text:p text:style-name="P21"><text:span text:style-name="T1">Local test specs</text:span><text:span text:style-name="T2">: lab machine</text:span></text:p>
      <text:list xml:id="list5210548670753549284" text:style-name="L2">
        <text:list-item>
          <text:p text:style-name="P22"><text:span text:style-name="T2">Processor: Intel i7-4770 CPU @ 3.4 GHz</text:span></text:p>
        </text:list-item>
        <text:list-item>
          <text:p text:style-name="P22"><text:span text:style-name="T2">Memory: 15GB </text:span></text:p>
        </text:list-item>
      </text:list>
      <text:p text:style-name="P23">Docker test specs: <text:span text:style-name="T2">Cloudstack VM</text:span></text:p>
      <text:list xml:id="list8267767534908854353" text:style-name="L3">
        <text:list-item>
          <text:p text:style-name="P24"><text:span text:style-name="T2">Processor: 2-core CPU, @ 2 GHz</text:span></text:p>
        </text:list-item>
        <text:list-item>
          <text:p text:style-name="P24"><text:span text:style-name="T2">Memory: 2GB</text:span></text:p>
        </text:list-item>
      </text:list>
      <text:p text:style-name="P2"/>
      <text:p text:style-name="P4">For Docker tests,<text:span text:style-name="T2"> the server and each individual peer gets its own container. </text:span><text:span text:style-name="T3">My docker-compose file allows for up to 10 containers for peers.</text:span></text:p>
      <text:p text:style-name="P5">For all tests<text:span text:style-name="T2">: </text:span></text:p>
      <text:list xml:id="list6210584501797157726" text:style-name="L8">
        <text:list-item>
          <text:p text:style-name="P41"><text:span text:style-name="T10">I only include the results for the 2 tests in the coursework spec, and the one extra specified. I also include a few other tests, in which I only comment on the result, without explicitly showing it in the report.</text:span></text:p>
        </text:list-item>
        <text:list-item>
          <text:p text:style-name="P85"><text:span text:style-name="T10">F</text:span><text:span text:style-name="T8">or each test, a message is count as sent when it is being sent from Peer for System1 and PL for the rest; and as received when it arrives in Peer for System1 and App for the rest.</text:span></text:p>
        </text:list-item>
      </text:list>
      <text:p text:style-name="P2"/>
      <text:p text:style-name="P2">System1</text:p>
      <text:list xml:id="list5312893654999009508" text:style-name="L5">
        <text:list-item>
          <text:p text:style-name="P3"><text:span text:style-name="T2">Local tests</text:span></text:p>
          <text:list>
            <text:list-item>
              <text:p text:style-name="P25"><text:span text:style-name="T2">Local test 1: peers = 5, max_broadcasts = 1000, timeout = 3000</text:span></text:p>
            </text:list-item>
          </text:list>
        </text:list-item>
      </text:list>
      <text:p text:style-name="P45"><text:span text:style-name="T2">0: [{1000, 1000}, {1000, 1000}, {1000, 1000}, {1000, 1000}, {1000, 1000}]</text:span></text:p>
      <text:p text:style-name="P45"><text:span text:style-name="T2">1: [{1000, 1000}, {1000, 1000}, {1000, 1000}, {1000, 1000}, {1000, 1000}]</text:span></text:p>
      <text:p text:style-name="P45"><text:span text:style-name="T2">3: [{1000, 1000}, {1000, 1000}, {1000, 1000}, {1000, 1000}, {1000, 1000}]</text:span></text:p>
      <text:p text:style-name="P45"><text:span text:style-name="T2">2: [{1000, 1000}, {1000, 1000}, {1000, 1000}, {1000, 1000}, {1000, 1000}]</text:span></text:p>
      <text:p text:style-name="P45"><text:span text:style-name="T2">4: [{1000, 1000}, {1000, 1000}, {1000, 1000}, {1000, 1000}, {1000, 1000}]</text:span></text:p>
      <text:p text:style-name="P45"><text:span text:style-name="T2"><text:s text:c="5"/>The usual, expected output.</text:span></text:p>
      <text:list xml:id="list173731230934815" text:continue-numbering="true" text:style-name="L5">
        <text:list-item>
          <text:list>
            <text:list-item>
              <text:p text:style-name="P25"><text:span text:style-name="T2">Local test 2: peers = 5, max_broadcasts = 10_000_000, timeout = 3000</text:span></text:p>
            </text:list-item>
          </text:list>
        </text:list-item>
      </text:list>
      <text:p text:style-name="P45"><text:span text:style-name="T2">3: [{735676, 734288}, {735676, 733596}, {735676, 735288}, {735676, 735478}, {735676, 735162}]</text:span></text:p>
      <text:p text:style-name="P45"><text:span text:style-name="T2">0: [{734481, 734286}, {734481, 733594}, {734481, 735287}, {734481, 735475}, {734481, 735160}]</text:span></text:p>
      <text:p text:style-name="P45"><text:span text:style-name="T2">1: [{733783, 734290}, {733783, 733598}, {733783, 735292}, {733783, 735480}, {733783, 735164}]</text:span></text:p>
      <text:p text:style-name="P45"><text:span text:style-name="T2">2: [{735525, 734290}, {735525, 733598}, {735525, 735291}, {735525, 735479}, {735525, 735164}]</text:span></text:p>
      <text:p text:style-name="P45"><text:span text:style-name="T2">4: [{735347, 734288}, {735347, 733596}, {735347, 735288}, {735347, 735477}, {735347, 735162}]</text:span></text:p>
      <text:p text:style-name="P45"><text:span text:style-name="T2"><text:s text:c="5"/>Obviously the peers won’t be able to broadcast that many messages. </text:span></text:p>
      <text:p text:style-name="P45"><text:span text:style-name="T2"><text:s text:c="5"/>Note that the number of sends and receives is roughly equal here.</text:span></text:p>
      <text:list xml:id="list173732285839598" text:continue-numbering="true" text:style-name="L5">
        <text:list-item>
          <text:list>
            <text:list-item>
              <text:p text:style-name="P25"><text:span text:style-name="T2">Local test 3: peers = 5, max_broadcasts = 1_000_000, timeout = 3000</text:span></text:p>
            </text:list-item>
          </text:list>
        </text:list-item>
      </text:list>
      <text:p text:style-name="P45"><text:span text:style-name="T2">1: [{715139, 718790}, {715139, 714925}, {715139, 722327}, {715139, 721327}, {715139, 720145}]</text:span></text:p>
      <text:p text:style-name="P45"><text:span text:style-name="T2">4: [{720400, 718825}, {720400, 714949}, {720400, 722362}, {720400, 721361}, {720400, 720181}]</text:span></text:p>
      <text:p text:style-name="P45"><text:span text:style-name="T2">2: [{722604, 718768}, {722604, 714901}, {722604, 722300}, {722604, 721305}, {722604, 720121}]</text:span></text:p>
      <text:p text:style-name="P45"><text:span text:style-name="T2">0: [{719024, 718800}, {719024, 714930}, {719024, 722336}, {719024, 721335}, {719024, 720154}]</text:span></text:p>
      <text:p text:style-name="P45"><text:soft-page-break/><text:span text:style-name="T2">3: [{721581, 718853}, {721581, 714974}, {721581, 722390}, {721581, 721387}, {721581, 720211}]</text:span></text:p>
      <text:p text:style-name="P45"><text:span text:style-name="T2"><text:s text:c="5"/>Similar output as before. We conclude that if the number of broadcasts is above ~750000, the system won’t manage to process them all. </text:span></text:p>
      <text:list xml:id="list173731880058977" text:continue-numbering="true" text:style-name="L5">
        <text:list-item>
          <text:list>
            <text:list-item>
              <text:p text:style-name="P25"><text:span text:style-name="T2">Local test 4: peers = 5, max_broadcasts = 3_000_000, timeout = 9000</text:span></text:p>
            </text:list-item>
          </text:list>
        </text:list-item>
      </text:list>
      <text:p text:style-name="P46"><text:span text:style-name="T2"><text:s text:c="5"/>As would be expected of this simple system, <text:s/>the number of broadcasts the system can manage is linear with time.</text:span></text:p>
      <text:list xml:id="list173731378407941" text:continue-numbering="true" text:style-name="L5">
        <text:list-item>
          <text:list>
            <text:list-item>
              <text:p text:style-name="P27"><text:span text:style-name="T2">Local test 5: peers = 10, max_broadcasts = 1_000_000, timeout = 3000</text:span></text:p>
            </text:list-item>
          </text:list>
        </text:list-item>
      </text:list>
      <text:p text:style-name="P46"><text:span text:style-name="T2"><text:s text:c="5"/>Since now the system has to deal with 4x as many broadcasts (double the peers and double the destinations), it makes sense that each peer will manage to successfully broadcast ~180000 messages on average. Some of the peers send more messages than the others, due to scheduling.</text:span></text:p>
      <text:list xml:id="list173731891595147" text:continue-numbering="true" text:style-name="L5">
        <text:list-item>
          <text:p text:style-name="P29"><text:span text:style-name="T11">Remote</text:span><text:span text:style-name="T2"> tests</text:span></text:p>
          <text:list>
            <text:list-item>
              <text:p text:style-name="P27"><text:span text:style-name="T2">Remote test 1: peers = 5, max_broadcasts = 1000, timeout = 3000</text:span></text:p>
            </text:list-item>
          </text:list>
        </text:list-item>
      </text:list>
      <text:p text:style-name="P46"><text:span text:style-name="T2">container0 <text:s text:c="15"/>| 1: [{1000, 1000}, {1000, 1000}, {1000, 1000}, {1000, 1000}, {1000, 1000}]</text:span></text:p>
      <text:p text:style-name="P46"><text:span text:style-name="T2">container0 <text:s text:c="15"/>| 2: [{1000, 1000}, {1000, 1000}, {1000, 1000}, {1000, 1000}, {1000, 1000}]</text:span></text:p>
      <text:p text:style-name="P46"><text:span text:style-name="T2">container0 <text:s text:c="15"/>| 4: [{1000, 1000}, {1000, 1000}, {1000, 1000}, {1000, 1000}, {1000, 1000}]</text:span></text:p>
      <text:p text:style-name="P46"><text:span text:style-name="T2">container0 <text:s text:c="15"/>| 0: [{1000, 1000}, {1000, 1000}, {1000, 1000}, {1000, 1000}, {1000, 1000}]</text:span></text:p>
      <text:p text:style-name="P46"><text:span text:style-name="T2">container0 <text:s text:c="15"/>| 3: [{1000, 1000}, {1000, 1000}, {1000, 1000}, {1000, 1000}, {1000, 1000}]</text:span></text:p>
      <text:p text:style-name="P46"><text:span text:style-name="T2"><text:s text:c="5"/>Again, the expected output is produced. </text:span></text:p>
      <text:p text:style-name="P46"><text:span text:style-name="T2"><text:s text:c="5"/>(Note that </text:span><text:span text:style-name="T12">make up</text:span><text:span text:style-name="T13"> is used to run this test, and it produces additional output, which I do not include.)</text:span></text:p>
      <text:list xml:id="list173732346561082" text:continue-numbering="true" text:style-name="L5">
        <text:list-item>
          <text:list>
            <text:list-item>
              <text:p text:style-name="P27"><text:span text:style-name="T2">Remote test 2: peers = 5, max_broadcasts = 10_000_000, timeout = 3000</text:span></text:p>
            </text:list-item>
          </text:list>
        </text:list-item>
      </text:list>
      <text:p text:style-name="P84"><text:span text:style-name="T2">container0 <text:s text:c="15"/>| 1: [{24836, 1880}, {24836, 24836}, {24836, 272}, {24836, 199}, {24836, 623}]</text:span></text:p>
      <text:p text:style-name="P84"><text:span text:style-name="T2">container0 <text:s text:c="15"/>| 4: [{27744, 10279}, {27744, 10489}, {27744, 10276}, {27744, 10431}, {27744, 27711}]</text:span></text:p>
      <text:p text:style-name="P84"><text:span text:style-name="T2">container0 <text:s text:c="15"/>| 2: [{27971, 9303}, {27971, 8983}, {27971, 27970}, {27971, 10677}, {27971, 10196}]</text:span></text:p>
      <text:p text:style-name="P84"><text:span text:style-name="T2">container0 <text:s text:c="15"/>| 0: [{23577, 23577}, {23577, 2501}, {23577, 3471}, {23577, 3486}, {23577, 1067}]</text:span></text:p>
      <text:p text:style-name="P84"><text:span text:style-name="T2">container0 <text:s text:c="15"/>| 3: [{29490, 10276}, {29490, 10162}, {29490, 10038}, {29490, 27900}, {29490, 10271}]</text:span></text:p>
      <text:p text:style-name="P50"><text:span text:style-name="T2"><text:s text:c="5"/>The speed of transmission is now much slower now – only around 30000 broadcasts are sent by each peer, and the number of received messages in total is around 40000 (but not evenly spread)</text:span></text:p>
      <text:list xml:id="list173732594311663" text:continue-numbering="true" text:style-name="L5">
        <text:list-item>
          <text:list>
            <text:list-item>
              <text:p text:style-name="P29"><text:span text:style-name="T2">Remote test 3: peers = 10, max_broadcasts = 20_000, timeout = 3000</text:span></text:p>
            </text:list-item>
          </text:list>
        </text:list-item>
      </text:list>
      <text:p text:style-name="P47"><text:span text:style-name="T2">container0 <text:s text:c="16"/>| 7: [{5267, 511}, {5267, 947}, {5267, 283}, {5267, 959}, {5267, 34}, {5267, 488}, {5267, 154}, {5267, 5264}, {5267, 39}, {5267, 42}]</text:span></text:p>
      <text:p text:style-name="P47"><text:span text:style-name="T2">container0 <text:s text:c="16"/>| 2: [{5634, 2873}, {5634, 738}, {5634, 4169}, {5634, 461}, {5634, 82}, {5634, 348}, {5634, 154}, {5634, 42}, {5634, 35}, {5634, 42}]</text:span></text:p>
      <text:p text:style-name="P47"><text:span text:style-name="T2">container0 <text:s text:c="16"/>| 5: [{9099, 594}, {9099, 670}, {9099, 165}, {9099, 291}, {9099, 123}, {9099, 9099}, {9099, 164}, {9099, 122}, {9099, 121}, {9099, 164}]</text:span></text:p>
      <text:p text:style-name="P47"><text:span text:style-name="T2">container0 <text:s text:c="16"/>| 1: [{10001, 123}, {10001, 10001}, {10001, 83}, {10001, 123}, {10001, 82}, {10001, 83}, {10001, 82}, {10001, 43}, {10001, 83}, {10001, 42}]</text:span></text:p>
      <text:p text:style-name="P47"><text:span text:style-name="T2">container0 <text:s text:c="16"/>| 0: [{11241, 11241}, {11241, 123}, {11241, 83}, {11241, 83}, {11241, 83}, {11241, 83}, {11241, 83}, {11241, 83}, {11241, 83}, {11241, 83}]</text:span></text:p>
      <text:p text:style-name="P47"><text:span text:style-name="T2">container0 <text:s text:c="16"/>| 6: [{9414, 553}, {9414, 561}, {9414, 82}, {9414, 247}, {9414, 42}, {9414, 265}, {9414, 9414}, {9414, 40}, {9414, 40}, {9414, 42}]</text:span></text:p>
      <text:p text:style-name="P47"><text:span text:style-name="T2">container0 <text:s text:c="16"/>| 4: [{6637, 1234}, {6637, 756}, {6637, 510}, {6637, 864}, {6637, 6595}, {6637, 632}, {6637, 808}, {6637, 467}, {6637, 2188}, {6637, 781}]</text:span></text:p>
      <text:p text:style-name="P47"><text:span text:style-name="T2">container0 <text:s text:c="16"/>| 8: [{6976, 1474}, {6976, 1697}, {6976, 997}, {6976, 2531}, {6976, 978}, {6976, 1368}, {6976, 850}, {6976, 1580}, {6976, 3608}, {6976, 1332}]</text:span></text:p>
      <text:p text:style-name="P47"><text:span text:style-name="T2">container0 <text:s text:c="16"/>| 3: [{13192, 535}, {13192, 537}, {13192, 83}, {13192, 13192}, {13192, 287}, {13192, 164}, {13192, 123}, {13192, 123}, {13192, 84}, {13192, 83}]</text:span></text:p>
      <text:p text:style-name="P47"><text:span text:style-name="T2">container0 <text:s text:c="16"/>| 9: [{12782, 1131}, {12782, 755}, {12782, 95}, {12782, 336}, {12782, 80}, {12782, 477}, {12782, 215}, {12782, 80}, {12782, 81}, {12782, 12781}]</text:span></text:p>
      <text:p text:style-name="P47"><text:span text:style-name="T2"><text:s text:c="5"/>Since remote test 2 showed the upper bound on sent messages, it makes no sense to use max_broadcasts bigger than 20000 here.</text:span></text:p>
      <text:p text:style-name="P47"><text:span text:style-name="T2"><text:s text:c="5"/>Again, notice that only around 8-9000 broadcasts are made per peer, and even fewer are received – for example, peer 1 only receives 42 messages from peer 9!</text:span></text:p>
      <text:p text:style-name="P28"><text:span text:style-name="T2"/></text:p>
      <text:p text:style-name="P28"><text:span text:style-name="T2"/></text:p>
      <text:p text:style-name="P28"><text:soft-page-break/><text:span text:style-name="T2"/></text:p>
      <text:p text:style-name="P28"><text:span text:style-name="T2"/></text:p>
      <text:p text:style-name="P28"><text:span text:style-name="T2"/></text:p>
      <text:p text:style-name="P28"><text:span text:style-name="T2"/></text:p>
      <text:p text:style-name="P28"><text:span text:style-name="T2"/></text:p>
      <text:p text:style-name="P11">System2</text:p>
      <text:list xml:id="list173732515664331" text:continue-numbering="true" text:style-name="L5">
        <text:list-item>
          <text:p text:style-name="P12"><text:span text:style-name="T2">Local tests</text:span></text:p>
          <text:list>
            <text:list-item>
              <text:p text:style-name="P26"><text:span text:style-name="T2">Local test 1: peers = 5, max_broadcasts = 1000, timeout = 3000</text:span></text:p>
            </text:list-item>
          </text:list>
        </text:list-item>
      </text:list>
      <text:p text:style-name="P47"><text:span text:style-name="T2">4: [{1000, 1000}, {1000, 1000}, {1000, 1000}, {1000, 1000}, {1000, 1000}]</text:span></text:p>
      <text:p text:style-name="P47"><text:span text:style-name="T2">0: [{1000, 1000}, {1000, 1000}, {1000, 1000}, {1000, 1000}, {1000, 1000}]</text:span></text:p>
      <text:p text:style-name="P47"><text:span text:style-name="T2">3: [{1000, 1000}, {1000, 1000}, {1000, 1000}, {1000, 1000}, {1000, 1000}]</text:span></text:p>
      <text:p text:style-name="P47"><text:span text:style-name="T2">1: [{1000, 1000}, {1000, 1000}, {1000, 1000}, {1000, 1000}, {1000, 1000}]</text:span></text:p>
      <text:p text:style-name="P47"><text:span text:style-name="T2">2: [{1000, 1000}, {1000, 1000}, {1000, 1000}, {1000, 1000}, {1000, 1000}]</text:span></text:p>
      <text:p text:style-name="P47"><text:span text:style-name="T2"><text:s text:c="5"/></text:span><text:span text:style-name="T4">The expected output.</text:span></text:p>
      <text:list xml:id="list173731465327460" text:continue-numbering="true" text:style-name="L5">
        <text:list-item>
          <text:list>
            <text:list-item>
              <text:p text:style-name="P33">Local test 2: peers = 5, max_broadcasts = 10_000_000, timeout = 3000</text:p>
            </text:list-item>
          </text:list>
        </text:list-item>
      </text:list>
      <text:p text:style-name="P52">1: [{348222, 71888}, {348222, 74030}, {348222, 50921}, {348222, 79109}, {348222, 72938}]</text:p>
      <text:p text:style-name="P52">2: [{308696, 66163}, {308696, 65866}, {308696, 43156}, {308696, 63304}, {308696, 58965}]</text:p>
      <text:p text:style-name="P52">0: [{416541, 71888}, {416541, 73817}, {416541, 49490}, {416541, 67648}, {416541, 62812}]</text:p>
      <text:p text:style-name="P52">3: [{338420, 71888}, {338420, 74030}, {338420, 50921}, {338420, 79489}, {338420, 77725}]</text:p>
      <text:p text:style-name="P52">4: [{390453, 48581}, {390453, 50693}, {390453, 33676}, {390453, 55526}, {390453, 54047}]</text:p>
      <text:p text:style-name="P52"><text:s text:c="5"/>Only around 350000 broadcasts are made per peer, with an average of around messages received from each peer. This points to an approximately 5:1 rapport between sent and received messages.</text:p>
      <text:list xml:id="list173731886140768" text:continue-numbering="true" text:style-name="L5">
        <text:list-item>
          <text:list>
            <text:list-item>
              <text:p text:style-name="P30"><text:span text:style-name="T2">Local test 3: peers = 10, max_broadcasts = 300_000, timeout = 3000</text:span></text:p>
            </text:list-item>
          </text:list>
        </text:list-item>
      </text:list>
      <text:p text:style-name="P52">3: [{77575, 20279}, {77575, 22464}, {77575, 19584}, {77575, 18819}, {77575, 16048}, {77575, 19087}, {77575, 23004}, {77575, 19377}, {77575, 15212}, {77575, 19551}]</text:p>
      <text:p text:style-name="P52">5: [{80660, 18087}, {80660, 20021}, {80660, 17343}, {80660, 18382}, {80660, 15323}, {80660, 18180}, {80660, 20560}, {80660, 17131}, {80660, 13389}, {80660, 17371}]</text:p>
      <text:p text:style-name="P52">0: [{52012, 42727}, {52012, 42357}, {52012, 36282}, {52012, 44335}, {52012, 36487}, {52012, 34582}, {52012, 44401}, {52012, 49823}, {52012, 40795}, {52012, 38981}]</text:p>
      <text:p text:style-name="P52">4: [{66258, 20612}, {66258, 22997}, {66258, 19670}, {66258, 18819}, {66258, 16582}, {66258, 19469}, {66258, 23094}, {66258, 19681}, {66258, 15254}, {66258, 19829}]</text:p>
      <text:p text:style-name="P52">7: [{60984, 43154}, {60984, 42581}, {60984, 36506}, {60984, 44532}, {60984, 36683}, {60984, 34638}, {60984, 44684}, {60984, 50180}, {60984, 41295}, {60984, 39036}]</text:p>
      <text:p text:style-name="P52">2: [{66987, 29484}, {66987, 33259}, {66987, 29251}, {66987, 32433}, {66987, 28041}, {66987, 25494}, {66987, 31630}, {66987, 32124}, {66987, 25070}, {66987, 30724}]</text:p>
      <text:p text:style-name="P52">8: [{59955, 34183}, {59955, 36154}, {59955, 32157}, {59955, 36240}, {59955, 28488}, {59955, 27297}, {59955, 34283}, {59955, 37526}, {59955, 31080}, {59955, 33383}]</text:p>
      <text:p text:style-name="P52">6: [{52572, 38029}, {52572, 41082}, {52572, 34991}, {52572, 41887}, {52572, 34067}, {52572, 32071}, {52572, 42436}, {52572, 46042}, {52572, 36630}, {52572, 37353}]</text:p>
      <text:p text:style-name="P52">9: [{49570, 37572}, {49570, 40618}, {49570, 34464}, {49570, 40629}, {49570, 32878}, {49570, 31017}, {49570, 41928}, {49570, 44822}, {49570, 34566}, {49570, 36290}]</text:p>
      <text:p text:style-name="P52">1: [{54777, 36285}, {54777, 39017}, {54777, 34095}, {54777, 39650}, {54777, 31898}, {54777, 30194}, {54777, 39903}, {54777, 43084}, {54777, 33144}, {54777, 35468}]</text:p>
      <text:p text:style-name="P52"><text:s text:c="5"/>A more even spread between broadcasts and receives – each peer makes between 50000 and 80000 broadcasts, and receives between 20000 and 50000 messages from each peer. Also note that peers with fewer broadcasts generally receive more messages.</text:p>
      <text:list xml:id="list173732946442115" text:continue-numbering="true" text:style-name="L5">
        <text:list-item>
          <text:list>
            <text:list-item>
              <text:p text:style-name="P30"><text:span text:style-name="T2">Local test 4: peers = 5, max_broadcasts = 10_000_000, timeout = 15000</text:span></text:p>
            </text:list-item>
          </text:list>
        </text:list-item>
      </text:list>
      <text:p text:style-name="P51"><text:span text:style-name="T2"><text:s text:c="5"/>In this test, around 1.5 million broadcasts are made, and approximately 350000 receives from each peer. The 5:1 rapport from test 2 still holds, although more receives are made as the system moves on, due to how the messaging system in Elixir works.</text:span></text:p>
      <text:list xml:id="list173731445108361" text:continue-numbering="true" text:style-name="L5">
        <text:list-item>
          <text:p text:style-name="P13"><text:span text:style-name="T2">Remote tests</text:span></text:p>
          <text:list>
            <text:list-item>
              <text:p text:style-name="P30"><text:span text:style-name="T2">Remote test 1: peers = 5, max_broadcasts = 1000, timeout = 3000</text:span></text:p>
            </text:list-item>
          </text:list>
        </text:list-item>
      </text:list>
      <text:p text:style-name="P48"><text:soft-page-break/><text:span text:style-name="T2">container0 <text:s text:c="16"/>| 3: [{1000, 1000}, {1000, 1000}, {1000, 1000}, {1000, 1000}, {1000, 1000}]</text:span></text:p>
      <text:p text:style-name="P48"><text:span text:style-name="T2">container0 <text:s text:c="16"/>| 0: [{1000, 1000}, {1000, 1000}, {1000, 1000}, {1000, 1000}, {1000, 1000}]</text:span></text:p>
      <text:p text:style-name="P48"><text:span text:style-name="T2">container0 <text:s text:c="16"/>| 2: [{1000, 1000}, {1000, 1000}, {1000, 1000}, {1000, 1000}, {1000, 1000}]</text:span></text:p>
      <text:p text:style-name="P48"><text:span text:style-name="T2">container0 <text:s text:c="16"/>| 1: [{1000, 1000}, {1000, 1000}, {1000, 1000}, {1000, 1000}, {1000, 1000}]</text:span></text:p>
      <text:p text:style-name="P48"><text:span text:style-name="T2">container0 <text:s text:c="16"/>| 4: [{1000, 1000}, {1000, 1000}, {1000, 1000}, {1000, 1000}, {1000, 1000}]</text:span></text:p>
      <text:p text:style-name="P48"><text:span text:style-name="T2"><text:s text:c="5"/>The expected result.</text:span></text:p>
      <text:list xml:id="list173731822186866" text:continue-numbering="true" text:style-name="L5">
        <text:list-item>
          <text:list>
            <text:list-item>
              <text:p text:style-name="P32"><text:span text:style-name="T2">Remote test 2: peers = 5, max_broadcasts = 10_000_000, timeout = 3000</text:span></text:p>
            </text:list-item>
          </text:list>
        </text:list-item>
      </text:list>
      <text:p text:style-name="P48"><text:span text:style-name="T2">container0 <text:s text:c="16"/>| 2: [{24005, 1175}, {24005, 3299}, {24005, 2849}, {24005, 2190}, {24005, 2178}]</text:span></text:p>
      <text:p text:style-name="P48"><text:span text:style-name="T2">container0 <text:s text:c="16"/>| 1: [{32725, 1057}, {32725, 10671}, {32725, 421}, {32725, 963}, {32725, 1733}]</text:span></text:p>
      <text:p text:style-name="P48"><text:span text:style-name="T2">container0 <text:s text:c="16"/>| 4: [{25376, 73}, {25376, 117}, {25376, 0}, {25376, 35}, {25376, 499}]</text:span></text:p>
      <text:p text:style-name="P48"><text:span text:style-name="T2">container0 <text:s text:c="16"/>| 0: [{25680, 2}, {25680, 0}, {25680, 1}, {25680, 1}, {25680, 1}]</text:span></text:p>
      <text:p text:style-name="P48"><text:span text:style-name="T2">container0 <text:s text:c="16"/>| 3: [{34305, 0}, {34305, 0}, {34305, 1}, {34305, 1}, {34305, 0}]</text:span></text:p>
      <text:p text:style-name="P48"><text:span text:style-name="T2"><text:s text:c="5"/>Almost no receives are being made! This makes sense, though, as the code for System 2 uses a single process for the PL component. Due to the system delays, its message box gets filled up with ‘send’ requests before a single message from another component can arrive.</text:span></text:p>
      <text:list xml:id="list173732487329451" text:continue-numbering="true" text:style-name="L5">
        <text:list-item>
          <text:list>
            <text:list-item>
              <text:p text:style-name="P32"><text:span text:style-name="T2">Remote test 3: peers = 10, max_broadcasts = 5000, timeout = 3000</text:span></text:p>
            </text:list-item>
          </text:list>
        </text:list-item>
      </text:list>
      <text:p text:style-name="P49"><text:span text:style-name="T2">container0 <text:s text:c="16"/>| 6: [{5000, 167}, {5000, 193}, {5000, 27}, {5000, 1}, {5000, 60}, {5000, 1}, {5000, 1}, {5000, 1}, {5000, 0}, {5000, 0}]</text:span></text:p>
      <text:p text:style-name="P49"><text:span text:style-name="T2">container0 <text:s text:c="16"/>| 0: [{5000, 58}, {5000, 1}, {5000, 1}, {5000, 1}, {5000, 1}, {5000, 1}, {5000, 1}, {5000, 1}, {5000, 1}, {5000, 0}]</text:span></text:p>
      <text:p text:style-name="P49"><text:span text:style-name="T2">container0 <text:s text:c="16"/>| 4: [{5000, 2049}, {5000, 764}, {5000, 3043}, {5000, 1068}, {5000, 5000}, {5000, 616}, {5000, 2871}, {5000, 616}, {5000, 573}, {5000, 574}]</text:span></text:p>
      <text:p text:style-name="P49"><text:span text:style-name="T2">container0 <text:s text:c="16"/>| 9: [{5000, 1612}, {5000, 1200}, {5000, 1646}, {5000, 130}, {5000, 1693}, {5000, 525}, {5000, 1051}, {5000, 1957}, {5000, 1686}, {5000, 5000}]</text:span></text:p>
      <text:p text:style-name="P49"><text:span text:style-name="T2">container0 <text:s text:c="16"/>| 2: [{5000, 1574}, {5000, 1088}, {5000, 5000}, {5000, 288}, {5000, 637}, {5000, 41}, {5000, 288}, {5000, 283}, {5000, 288}, {5000, 41}]</text:span></text:p>
      <text:p text:style-name="P49"><text:span text:style-name="T2">container0 <text:s text:c="16"/>| 3: [{5000, 1516}, {5000, 213}, {5000, 24}, {5000, 1}, {5000, 59}, {5000, 1}, {5000, 1}, {5000, 1}, {5000, 0}, {5000, 0}]</text:span></text:p>
      <text:p text:style-name="P49"><text:span text:style-name="T2">container0 <text:s text:c="16"/>| 1: [{5000, 0}, {5000, 0}, {5000, 0}, {5000, 0}, {5000, 0}, {5000, 1}, {5000, 0}, {5000, 0}, {5000, 0}, {5000, 0}]</text:span></text:p>
      <text:p text:style-name="P49"><text:span text:style-name="T2">container0 <text:s text:c="16"/>| 8: [{5000, 237}, {5000, 1}, {5000, 0}, {5000, 0}, {5000, 0}, {5000, 0}, {5000, 0}, {5000, 0}, {5000, 0}, {5000, 0}]</text:span></text:p>
      <text:p text:style-name="P49"><text:span text:style-name="T2">container0 <text:s text:c="16"/>| 5: [{5000, 1573}, {5000, 1547}, {5000, 969}, {5000, 413}, {5000, 1455}, {5000, 1}, {5000, 837}, {5000, 980}, {5000, 944}, {5000, 0}]</text:span></text:p>
      <text:p text:style-name="P49"><text:span text:style-name="T2">container0 <text:s text:c="16"/>| 7: [{5000, 2709}, {5000, 1411}, {5000, 1607}, {5000, 413}, {5000, 2070}, {5000, 524}, {5000, 1614}, {5000, 5000}, {5000, 2647}, {5000, 466}]</text:span></text:p>
      <text:p text:style-name="P49"><text:span text:style-name="T2"><text:s text:c="5"/>Again, nearly no receives are being made in some of the peers. However, every peer was able to make all its broadcasts.</text:span></text:p>
      <text:p text:style-name="P48"><text:span text:style-name="T2"/></text:p>
      <text:p text:style-name="P6">System 3</text:p>
      <text:p text:style-name="P18">I wrote two versions of system 3, I will present tests on them both here.</text:p>
      <text:p text:style-name="P18"/>
      <text:p text:style-name="P9">Version 1<text:span text:style-name="T2"> (system3)</text:span></text:p>
      <text:list xml:id="list1667442041892981314" text:style-name="L7">
        <text:list-item>
          <text:p text:style-name="P14">Local tests</text:p>
          <text:list>
            <text:list-item>
              <text:p text:style-name="P34">Local test 1: peers = 5, max_broadcasts = 1000, timeout = 3000</text:p>
            </text:list-item>
          </text:list>
        </text:list-item>
      </text:list>
      <text:p text:style-name="P53">1: [{1000, 1000}, {1000, 1000}, {1000, 1000}, {1000, 1000}, {1000, 1000}]</text:p>
      <text:p text:style-name="P53">3: [{1000, 1000}, {1000, 1000}, {1000, 1000}, {1000, 1000}, {1000, 1000}]</text:p>
      <text:p text:style-name="P53">4: [{1000, 1000}, {1000, 1000}, {1000, 1000}, {1000, 1000}, {1000, 1000}]</text:p>
      <text:p text:style-name="P53">0: [{1000, 1000}, {1000, 1000}, {1000, 1000}, {1000, 1000}, {1000, 1000}]</text:p>
      <text:p text:style-name="P53">2: [{1000, 1000}, {1000, 1000}, {1000, 1000}, {1000, 1000}, {1000, 1000}]</text:p>
      <text:p text:style-name="P53"><text:s text:c="5"/>The expected result.</text:p>
      <text:list xml:id="list173732648827453" text:continue-numbering="true" text:style-name="L7">
        <text:list-item>
          <text:list>
            <text:list-item>
              <text:p text:style-name="P34">Local test 2: peers = 5, max_broadcasts = 10_000_000, timeout = 3000</text:p>
            </text:list-item>
          </text:list>
        </text:list-item>
      </text:list>
      <text:p text:style-name="P53">3: [{66969, 4942}, {66969, 3765}, {66969, 2592}, {66969, 1266}, {66969, 2188}]</text:p>
      <text:p text:style-name="P53"><text:soft-page-break/>4: [{67584, 8081}, {67584, 5974}, {67584, 5088}, {67584, 2871}, {67583, 5156}]</text:p>
      <text:p text:style-name="P53">2: [{64168, 6182}, {64168, 4566}, {64167, 3259}, {64167, 1616}, {64167, 3698}]</text:p>
      <text:p text:style-name="P53">0: [{63121, 5387}, {63121, 4173}, {63121, 2935}, {63121, 1429}, {63121, 3121}]</text:p>
      <text:p text:style-name="P53">1: [{62716, 2287}, {62715, 1718}, {62715, 1067}, {62715, 755}, {62715, 973}]</text:p>
      <text:p text:style-name="P53"><text:s text:c="5"/>Notice that requests are being received at a much slower rate. This, in my opinion, has to do with how the PL component works here – it receives a lot of broadcast messages very quickly from the BEB component, and its message box becomes overloaded with sends, thus allowing very few receives to go through before all broadcasts have been made.</text:p>
      <text:list xml:id="list173732930265654" text:continue-numbering="true" text:style-name="L7">
        <text:list-item>
          <text:list>
            <text:list-item>
              <text:p text:style-name="P34">Local test 3: peers = <text:span text:style-name="T14">5</text:span>, max_broadcasts = <text:span text:style-name="T14">200000</text:span> timeout = <text:span text:style-name="T14">9000</text:span></text:p>
            </text:list-item>
          </text:list>
        </text:list-item>
      </text:list>
      <text:p text:style-name="P53">2: [{200000, 200000}, {200000, 200000}, {200000, 200000}, {200000, 200000}, {200000, 200000}]</text:p>
      <text:p text:style-name="P53">4: [{200000, 200000}, {200000, 200000}, {200000, 200000}, {200000, 200000}, {200000, 200000}]</text:p>
      <text:p text:style-name="P53">3: [{200000, 200000}, {200000, 200000}, {200000, 200000}, {200000, 200000}, {200000, 200000}]</text:p>
      <text:p text:style-name="P53">1: [{200000, 200000}, {200000, 200000}, {200000, 200000}, {200000, 200000}, {200000, 200000}]</text:p>
      <text:p text:style-name="P53">0: [{200000, 200000}, {200000, 200000}, {200000, 200000}, {200000, 200000}, {200000, 200000}]</text:p>
      <text:p text:style-name="P73"><text:s text:c="5"/>This test confirms the above theory; with a timeout 3 times the previous one, all broadcasts can now be made, and all the receives can quickly go through.</text:p>
      <text:list xml:id="list173732825634257" text:continue-numbering="true" text:style-name="L7">
        <text:list-item>
          <text:list>
            <text:list-item>
              <text:p text:style-name="P39">Local test 4: peers = 5, max_broadcasts = 200000 timeout = 6000</text:p>
            </text:list-item>
          </text:list>
        </text:list-item>
      </text:list>
      <text:p text:style-name="P73"><text:s text:c="5"/>Similarly to test 2, very few receives were made in peers 0, 1, 3, 4 (~15000 received from each peer), with around 180000 broadcasts made by each of these peers. However, peer 2 finished all its 200000 broadcasts, and as a consequence managed to also make a lot more receives – roughly 40000 from each peer.</text:p>
      <text:list xml:id="list173731549561247" text:continue-numbering="true" text:style-name="L7">
        <text:list-item>
          <text:p text:style-name="P14">Remote tests</text:p>
          <text:list>
            <text:list-item>
              <text:p text:style-name="P34"><text:span text:style-name="T14">Remote</text:span> test 1: peers = 5, max_broadcasts = 1000, timeout = 3000</text:p>
            </text:list-item>
          </text:list>
        </text:list-item>
      </text:list>
      <text:p text:style-name="P53">container0 <text:s text:c="16"/>| 0: [{1000, 1000}, {1000, 1000}, {1000, 1000}, {1000, 1000}, {1000, 1000}]</text:p>
      <text:p text:style-name="P53">container0 <text:s text:c="16"/>| 1: [{1000, 1000}, {1000, 1000}, {1000, 1000}, {1000, 1000}, {1000, 1000}]</text:p>
      <text:p text:style-name="P53">container0 <text:s text:c="16"/>| 4: [{1000, 1000}, {1000, 1000}, {1000, 1000}, {1000, 1000}, {1000, 1000}]</text:p>
      <text:p text:style-name="P53">container0 <text:s text:c="16"/>| 3: [{1000, 1000}, {1000, 1000}, {1000, 1000}, {1000, 1000}, {1000, 1000}]</text:p>
      <text:p text:style-name="P53">container0 <text:s text:c="16"/>| 2: [{1000, 1000}, {1000, 1000}, {1000, 1000}, {1000, 1000}, {1000, 1000}]</text:p>
      <text:p text:style-name="P53"><text:s text:c="5"/>The expected result.</text:p>
      <text:list xml:id="list173731221136240" text:continue-numbering="true" text:style-name="L7">
        <text:list-item>
          <text:list>
            <text:list-item>
              <text:p text:style-name="P34"><text:span text:style-name="T14">Remote</text:span> test 2: peers = 5, max_broadcasts = 10_000_000, timeout = 3000</text:p>
            </text:list-item>
          </text:list>
        </text:list-item>
      </text:list>
      <text:p text:style-name="P77">container0 <text:s text:c="16"/>| 2: [{3369, 0}, {3369, 0}, {3369, 0}, {3368, 0}, {3368, 0}]</text:p>
      <text:p text:style-name="P77">container0 <text:s text:c="16"/>| 3: [{3064, 0}, {3064, 0}, {3064, 0}, {3064, 0}, {3063, 0}]</text:p>
      <text:p text:style-name="P77">container0 <text:s text:c="16"/>| 1: [{5032, 0}, {5032, 0}, {5031, 0}, {5031, 0}, {5031, 0}]</text:p>
      <text:p text:style-name="P77">container0 <text:s text:c="16"/>| 0: [{2967, 1}, {2967, 0}, {2967, 0}, {2967, 0}, {2967, 0}]</text:p>
      <text:p text:style-name="P77">container0 <text:s text:c="16"/>| 4: [{2129, 0}, {2128, 0}, {2128, 0}, {2128, 0}, {2128, 0}]</text:p>
      <text:p text:style-name="P77"><text:s text:c="5"/>Due to the transmission delays, almost no receives can go through since they find themselves at the back of the message queue.</text:p>
      <text:list xml:id="list173731660916326" text:continue-numbering="true" text:style-name="L7">
        <text:list-item>
          <text:list>
            <text:list-item>
              <text:p text:style-name="P34"><text:span text:style-name="T15">Remote</text:span> test 3: peers = <text:span text:style-name="T15">5</text:span>, max_broadcasts = <text:span text:style-name="T16">6000</text:span>, timeout = 3000</text:p>
            </text:list-item>
          </text:list>
        </text:list-item>
      </text:list>
      <text:p text:style-name="P61">container0 <text:s text:c="16"/>| 0: [{6000, 6000}, {6000, 3361}, {6000, 3929}, {6000, 3444}, {6000, 3732}]</text:p>
      <text:p text:style-name="P61">container0 <text:s text:c="16"/>| 2: [{6000, 6000}, {6000, 6000}, {6000, 6000}, {6000, 6000}, {6000, 4953}]</text:p>
      <text:p text:style-name="P61">container0 <text:s text:c="16"/>| 3: [{6000, 6000}, {6000, 6000}, {6000, 6000}, {6000, 6000}, {6000, 4953}]</text:p>
      <text:p text:style-name="P61">container0 <text:s text:c="16"/>| 4: [{5521, 3875}, {5521, 2495}, {5521, 4273}, {5520, 4449}, {5520, 4952}]</text:p>
      <text:p text:style-name="P61">container0 <text:s text:c="16"/>| 1: [{6000, 5814}, {6000, 6000}, {6000, 5020}, {6000, 4589}, {6000, 4941}]</text:p>
      <text:p text:style-name="P57"><text:s text:c="5"/><text:span text:style-name="T16">Note that now, almost all the messages are being received and sent – since there aren’t as many messages to flood the PL component.</text:span></text:p>
      <text:p text:style-name="P31"><text:span text:style-name="T2"/></text:p>
      <text:p text:style-name="P10">Version <text:span text:style-name="T16">2</text:span><text:span text:style-name="T2"> (system3_</text:span><text:span text:style-name="T5">v2</text:span><text:span text:style-name="T2">) – </text:span><text:span text:style-name="T5">this version uses two processes for each component (App, BEB, PL), one for sending messages and one for receiving them.</text:span></text:p>
      <text:p text:style-name="P10"><text:span text:style-name="T5"><text:tab/>Testing of this version showed that it is much, much slower on a local system, most likely owing to the high number of threads, many of which have to wait in receive statements. However, it is faster on Docker </text:span><text:soft-page-break/><text:span text:style-name="T5">containers. </text:span><text:span text:style-name="T6">In addition, in this version sends and receives are better-balanced.</text:span></text:p>
      <text:p text:style-name="P38"><text:span text:style-name="T2"/></text:p>
      <text:p text:style-name="P38"><text:span text:style-name="T2"/></text:p>
      <text:p text:style-name="P7">System <text:span text:style-name="T16">4</text:span></text:p>
      <text:p text:style-name="P19">System 4 and ulterior systems build on top of the first version of system3.</text:p>
      <text:list xml:id="list173731591498417" text:continue-numbering="true" text:style-name="L7">
        <text:list-item>
          <text:p text:style-name="P15">Local tests – <text:span text:style-name="T17">reliability 100%</text:span></text:p>
          <text:list>
            <text:list-item>
              <text:p text:style-name="P35">Local test 1: peers = 5, max_broadcasts = 1000, timeout = 3000</text:p>
            </text:list-item>
          </text:list>
        </text:list-item>
      </text:list>
      <text:p text:style-name="P54">1: [{1000, 1000}, {1000, 1000}, {1000, 1000}, {1000, 1000}, {1000, 1000}]</text:p>
      <text:p text:style-name="P54">3: [{1000, 1000}, {1000, 1000}, {1000, 1000}, {1000, 1000}, {1000, 1000}]</text:p>
      <text:p text:style-name="P54">4: [{1000, 1000}, {1000, 1000}, {1000, 1000}, {1000, 1000}, {1000, 1000}]</text:p>
      <text:p text:style-name="P54">0: [{1000, 1000}, {1000, 1000}, {1000, 1000}, {1000, 1000}, {1000, 1000}]</text:p>
      <text:p text:style-name="P54">2: [{1000, 1000}, {1000, 1000}, {1000, 1000}, {1000, 1000}, {1000, 1000}]</text:p>
      <text:p text:style-name="P54"><text:s text:c="5"/>The expected result.</text:p>
      <text:list xml:id="list173731691150520" text:continue-numbering="true" text:style-name="L7">
        <text:list-item>
          <text:list>
            <text:list-item>
              <text:p text:style-name="P35">Local test 2: peers = 5, max_broadcasts = 10_000_000, timeout = 3000</text:p>
            </text:list-item>
          </text:list>
        </text:list-item>
      </text:list>
      <text:p text:style-name="P62">2: [{46329, 569}, {46329, 350}, {46328, 35}, {46328, 35}, {46328, 105}]</text:p>
      <text:p text:style-name="P62">0: [{46068, 1485}, {46068, 614}, {46068, 422}, {46068, 324}, {46068, 896}]</text:p>
      <text:p text:style-name="P62">3: [{48039, 1915}, {48039, 867}, {48039, 641}, {48039, 1090}, {48039, 1146}]</text:p>
      <text:p text:style-name="P62">4: [{47346, 2224}, {47346, 1094}, {47346, 891}, {47346, 1953}, {47345, 1417}]</text:p>
      <text:p text:style-name="P62">1: [{47558, 0}, {47558, 0}, {47558, 0}, {47558, 0}, {47557, 0}]</text:p>
      <text:p text:style-name="P54"><text:s text:c="5"/><text:span text:style-name="T17">System4 sends fewer messages than system3, because the simulation of reliability takes time on every send. </text:span></text:p>
      <text:list xml:id="list173731483238024" text:continue-numbering="true" text:style-name="L7">
        <text:list-item>
          <text:list>
            <text:list-item>
              <text:p text:style-name="P35">Local test 3: peers = <text:span text:style-name="T14">5</text:span>, max_broadcasts = <text:span text:style-name="T14">200000</text:span> timeout = <text:span text:style-name="T14">9000</text:span></text:p>
            </text:list-item>
          </text:list>
        </text:list-item>
      </text:list>
      <text:p text:style-name="P62">3: [{72628, 53623}, {72628, 56165}, {72628, 66051}, {72628, 55926}, {72627, 58733}]</text:p>
      <text:p text:style-name="P62">1: [{72689, 48786}, {72689, 52803}, {72688, 59545}, {72688, 52912}, {72688, 51633}]</text:p>
      <text:p text:style-name="P62">2: [{80000, 69609}, {80000, 68277}, {80000, 76679}, {80000, 67559}, {80000, 71280}]</text:p>
      <text:p text:style-name="P62">0: [{74866, 52790}, {74866, 54782}, {74865, 64722}, {74865, 55917}, {74865, 58734}]</text:p>
      <text:p text:style-name="P62">4: [{76263, 47838}, {76263, 51770}, {76263, 58643}, {76263, 52140}, {76263, 51137}]</text:p>
      <text:p text:style-name="P74"><text:s text:c="5"/><text:span text:style-name="T17">Similarly to the above test, sends are much slower due to the reliability check, but the send-receive dynamic is the same as in system3.</text:span></text:p>
      <text:list xml:id="list173732125936215" text:continue-numbering="true" text:style-name="L7">
        <text:list-item>
          <text:p text:style-name="P15">Remote tests – <text:span text:style-name="T21">reliability 100%</text:span></text:p>
          <text:list>
            <text:list-item>
              <text:p text:style-name="P35"><text:span text:style-name="T14">Remote</text:span> test 1: peers = 5, max_broadcasts = 1000, timeout = 3000</text:p>
            </text:list-item>
          </text:list>
        </text:list-item>
      </text:list>
      <text:p text:style-name="P54">container0 <text:s text:c="16"/>| 0: [{1000, 1000}, {1000, 1000}, {1000, 1000}, {1000, 1000}, {1000, 1000}]</text:p>
      <text:p text:style-name="P54">container0 <text:s text:c="16"/>| 1: [{1000, 1000}, {1000, 1000}, {1000, 1000}, {1000, 1000}, {1000, 1000}]</text:p>
      <text:p text:style-name="P54">container0 <text:s text:c="16"/>| 4: [{1000, 1000}, {1000, 1000}, {1000, 1000}, {1000, 1000}, {1000, 1000}]</text:p>
      <text:p text:style-name="P54">container0 <text:s text:c="16"/>| 3: [{1000, 1000}, {1000, 1000}, {1000, 1000}, {1000, 1000}, {1000, 1000}]</text:p>
      <text:p text:style-name="P54">container0 <text:s text:c="16"/>| 2: [{1000, 1000}, {1000, 1000}, {1000, 1000}, {1000, 1000}, {1000, 1000}]</text:p>
      <text:list xml:id="list173732051856036" text:continue-numbering="true" text:style-name="L7">
        <text:list-item>
          <text:list>
            <text:list-item>
              <text:p text:style-name="P35"><text:span text:style-name="T14">Remote</text:span> test 2: peers = 5, max_broadcasts = 10_000_000, timeout = 3000</text:p>
            </text:list-item>
          </text:list>
        </text:list-item>
      </text:list>
      <text:p text:style-name="P79">container0 <text:s text:c="16"/>| 1: [{1685, 0}, {1685, 0}, {1685, 0}, {1684, 0}, {1684, 0}]</text:p>
      <text:p text:style-name="P79">container0 <text:s text:c="16"/>| 4: [{2821, 0}, {2821, 0}, {2821, 0}, {2820, 0}, {2820, 0}]</text:p>
      <text:p text:style-name="P79">container0 <text:s text:c="16"/>| 3: [{1054, 0}, {1054, 0}, {1054, 0}, {1053, 0}, {1053, 0}]</text:p>
      <text:p text:style-name="P79">container0 <text:s text:c="16"/>| 2: [{1889, 0}, {1889, 0}, {1889, 0}, {1889, 0}, {1889, 0}]</text:p>
      <text:p text:style-name="P79">container0 <text:s text:c="16"/>| 0: [{2737, 0}, {2737, 0}, {2737, 0}, {2737, 0}, {2737, 0}]</text:p>
      <text:list xml:id="list173732283769140" text:continue-numbering="true" text:style-name="L7">
        <text:list-item>
          <text:list>
            <text:list-item>
              <text:p text:style-name="P35"><text:span text:style-name="T15">Remote</text:span> test 3: peers = <text:span text:style-name="T18">10</text:span>, max_broadcasts = <text:span text:style-name="T18">3500</text:span>, timeout = 3000</text:p>
            </text:list-item>
          </text:list>
        </text:list-item>
      </text:list>
      <text:p text:style-name="P64">container0 <text:s text:c="16"/>| 2: [{2670, 1}, {2670, 1}, {2670, 1}, {2670, 1}, {2670, 1}, {2669, 0}, {2669, 0}, {2669, 0}, {2669, 0}, {2669, 0}]</text:p>
      <text:p text:style-name="P64">container0 <text:s text:c="16"/>| 6: [{1791, 0}, {1790, 0}, {1790, 0}, {1790, 0}, {1790, 0}, {1790, 0}, {1790, 0}, {1790, 0}, {1790, 0}, {1790, 0}]</text:p>
      <text:p text:style-name="P64">container0 <text:s text:c="16"/>| 0: [{1679, 1}, {1679, 0}, {1679, 1}, {1679, 0}, {1679, 1}, {1679, 0}, {1679, 1}, {1679, 1}, {1679, 0}, {1678, 0}]</text:p>
      <text:p text:style-name="P64"><text:soft-page-break/>container0 <text:s text:c="16"/>| 5: [{2263, 1}, {2263, 0}, {2263, 0}, {2263, 0}, {2263, 1}, {2263, 0}, {2263, 0}, {2263, 0}, {2263, 0}, {2263, 0}]</text:p>
      <text:p text:style-name="P64">container0 <text:s text:c="16"/>| 8: [{2123, 671}, {2123, 1}, {2123, 1}, {2123, 1}, {2123, 0}, {2123, 0}, {2123, 0}, {2122, 0}, {2122, 0}, {2122, 0}]</text:p>
      <text:p text:style-name="P64">container0 <text:s text:c="16"/>| 9: [{1170, 0}, {1170, 0}, {1169, 0}, {1169, 0}, {1169, 0}, {1169, 0}, {1169, 0}, {1169, 0}, {1169, 0}, {1169, 0}]</text:p>
      <text:p text:style-name="P64">container0 <text:s text:c="16"/>| 3: [{1839, 25}, {1838, 1}, {1838, 1}, {1838, 1}, {1838, 1}, {1838, 0}, {1838, 0}, {1838, 0}, {1838, 0}, {1838, 0}]</text:p>
      <text:p text:style-name="P64">container0 <text:s text:c="16"/>| 4: [{1762, 0}, {1761, 0}, {1761, 0}, {1761, 0}, {1761, 1}, {1761, 0}, {1761, 0}, {1761, 0}, {1761, 0}, {1761, 0}]</text:p>
      <text:p text:style-name="P64">container0 <text:s text:c="16"/>| 1: [{1325, 102}, {1325, 1}, {1325, 1}, {1325, 1}, {1325, 1}, {1325, 1}, {1324, 0}, {1324, 0}, {1324, 0}, {1324, 0}]</text:p>
      <text:p text:style-name="P64">container0 <text:s text:c="16"/>| 7: [{3284, 319}, {3284, 1}, {3283, 1}, {3283, 0}, {3283, 0}, {3283, 0}, {3283, 0}, {3283, 0}, {3283, 0}, {3283, 0}]</text:p>
      <text:p text:style-name="P58"><text:s text:c="5"/><text:span text:style-name="T18">Again, no messages are received at all.</text:span></text:p>
      <text:p text:style-name="P58"/>
      <text:list xml:id="list173732170068787" text:continue-numbering="true" text:style-name="L7">
        <text:list-item>
          <text:p text:style-name="P17">Local tests – <text:span text:style-name="T17">reliability 50%</text:span></text:p>
        </text:list-item>
      </text:list>
      <text:p text:style-name="P40"><text:tab/>Results as expected.</text:p>
      <text:list xml:id="list173732691705237" text:continue-numbering="true" text:style-name="L7">
        <text:list-item>
          <text:list>
            <text:list-item>
              <text:p text:style-name="P37">Local test 1: peers = 5, max_broadcasts = 1000, timeout = 3000</text:p>
            </text:list-item>
          </text:list>
        </text:list-item>
      </text:list>
      <text:p text:style-name="P69">0: [{1000, 487}, {1000, 507}, {1000, 478}, {1000, 496}, {1000, 495}]</text:p>
      <text:p text:style-name="P69">1: [{1000, 498}, {1000, 513}, {1000, 492}, {1000, 499}, {1000, 518}]</text:p>
      <text:p text:style-name="P69">3: [{1000, 503}, {1000, 504}, {1000, 521}, {1000, 496}, {1000, 520}]</text:p>
      <text:p text:style-name="P69">2: [{1000, 487}, {1000, 500}, {1000, 503}, {1000, 514}, {1000, 493}]</text:p>
      <text:p text:style-name="P69">4: [{1000, 511}, {1000, 527}, {1000, 500}, {1000, 463}, {1000, 507}]</text:p>
      <text:list xml:id="list173732344333927" text:continue-numbering="true" text:style-name="L7">
        <text:list-item>
          <text:list>
            <text:list-item>
              <text:p text:style-name="P37">Local test 2: peers = 5, max_broadcasts = 10_000_000, timeout = 3000</text:p>
            </text:list-item>
          </text:list>
        </text:list-item>
      </text:list>
      <text:p text:style-name="P69">2: [{15788, 73}, {15787, 68}, {15787, 55}, {15787, 53}, {15787, 259}]</text:p>
      <text:p text:style-name="P69">4: [{19466, 248}, {19465, 682}, {19465, 245}, {19465, 406}, {19465, 1560}]</text:p>
      <text:p text:style-name="P69">3: [{14744, 0}, {14744, 0}, {14744, 0}, {14744, 0}, {14743, 7}]</text:p>
      <text:p text:style-name="P69">0: [{13062, 122}, {13061, 117}, {13061, 90}, {13061, 110}, {13061, 483}]</text:p>
      <text:p text:style-name="P69">1: [{15178, 38}, {15178, 49}, {15178, 42}, {15178, 49}, {15178, 211}]</text:p>
      <text:list xml:id="list173732052191187" text:continue-numbering="true" text:style-name="L7">
        <text:list-item>
          <text:list>
            <text:list-item>
              <text:p text:style-name="P37">Local test 3: peers = <text:span text:style-name="T14">5</text:span>, max_broadcasts = <text:span text:style-name="T14">200000</text:span> timeout = <text:span text:style-name="T22">10000</text:span></text:p>
            </text:list-item>
          </text:list>
        </text:list-item>
      </text:list>
      <text:p text:style-name="P69">2: [{200000, 99861}, {200000, 100161}, {200000, 99851}, {200000, 99594}, {200000, 99797}]</text:p>
      <text:p text:style-name="P69">3: [{200000, 100417}, {200000, 99807}, {200000, 99932}, {200000, 99710}, {200000, 100349}]</text:p>
      <text:p text:style-name="P69">0: [{200000, 99674}, {200000, 99916}, {200000, 100062}, {200000, 100112}, {200000, 100000}]</text:p>
      <text:p text:style-name="P69">1: [{200000, 99891}, {200000, 100015}, {200000, 100205}, {200000, 100359}, {200000, 100165}]</text:p>
      <text:p text:style-name="P69">4: [{200000, 52444}, {200000, 68260}, {200000, 54216}, {200000, 53341}, {200000, 48242}]</text:p>
      <text:list xml:id="list173731753261524" text:continue-numbering="true" text:style-name="L7">
        <text:list-item>
          <text:p text:style-name="P17">Remote tests – <text:span text:style-name="T21">reliability 50%</text:span></text:p>
          <text:list>
            <text:list-item>
              <text:p text:style-name="P37"><text:span text:style-name="T14">Remote</text:span> test 1: peers = 5, max_broadcasts = 1000, timeout = 3000</text:p>
            </text:list-item>
          </text:list>
        </text:list-item>
      </text:list>
      <text:p text:style-name="P70">container0 <text:s text:c="16"/>| 4: [{1000, 533}, {1000, 480}, {1000, 511}, {1000, 515}, {1000, 529}]</text:p>
      <text:p text:style-name="P70">container0 <text:s text:c="16"/>| 2: [{1000, 497}, {1000, 521}, {1000, 473}, {1000, 493}, {1000, 474}]</text:p>
      <text:p text:style-name="P70">container0 <text:s text:c="16"/>| 0: [{1000, 491}, {1000, 512}, {1000, 518}, {1000, 495}, {1000, 490}]</text:p>
      <text:p text:style-name="P70">container0 <text:s text:c="16"/>| 1: [{1000, 501}, {1000, 492}, {1000, 482}, {1000, 496}, {1000, 493}]</text:p>
      <text:p text:style-name="P70">container0 <text:s text:c="16"/>| 3: [{1000, 484}, {1000, 485}, {1000, 510}, {1000, 502}, {1000, 503}]</text:p>
      <text:list xml:id="list173731619456785" text:continue-numbering="true" text:style-name="L7">
        <text:list-item>
          <text:list>
            <text:list-item>
              <text:p text:style-name="P37"><text:span text:style-name="T14">Remote</text:span> test 2: peers = 5, max_broadcasts = 10_000_000, timeout = 3000</text:p>
            </text:list-item>
          </text:list>
        </text:list-item>
      </text:list>
      <text:p text:style-name="P82">container0 <text:s text:c="16"/>| 0: [{3227, 0}, {3227, 0}, {3227, 0}, {3227, 0}, {3227, 0}]</text:p>
      <text:p text:style-name="P82">container0 <text:s text:c="16"/>| 4: [{1150, 0}, {1149, 0}, {1149, 0}, {1149, 0}, {1149, 0}]</text:p>
      <text:p text:style-name="P82">container0 <text:s text:c="16"/>| 2: [{2290, 0}, {2289, 0}, {2289, 0}, {2289, 0}, {2289, 0}]</text:p>
      <text:p text:style-name="P82">container0 <text:s text:c="16"/>| 1: [{1778, 0}, {1778, 0}, {1778, 0}, {1778, 0}, {1777, 0}]</text:p>
      <text:p text:style-name="P82">container0 <text:s text:c="16"/>| 3: [{1791, 0}, {1791, 0}, {1791, 0}, {1791, 0}, {1791, 0}]</text:p>
      <text:p text:style-name="P78"><text:s text:c="5"/><text:span text:style-name="T18">Same comments as before.</text:span></text:p>
      <text:list xml:id="list173732235423852" text:continue-numbering="true" text:style-name="L7">
        <text:list-item>
          <text:list>
            <text:list-item>
              <text:p text:style-name="P37"><text:span text:style-name="T15">Remote</text:span> test 3: peers = <text:span text:style-name="T18">10</text:span>, max_broadcasts = <text:span text:style-name="T23">2000</text:span>, timeout = 3000</text:p>
            </text:list-item>
          </text:list>
        </text:list-item>
      </text:list>
      <text:p text:style-name="P70">container0 <text:s text:c="16"/>| 6: [{2000, 966}, {2000, 1033}, {2000, 962}, {2000, 991}, {2000, 1016}, {2000, 1031}, {2000, 1031}, {2000, 1000}, {2000, 960}, {2000, 984}]</text:p>
      <text:p text:style-name="P70"><text:soft-page-break/>container0 <text:s text:c="16"/>| 8: [{2000, 1005}, {2000, 981}, {2000, 1013}, {2000, 977}, {2000, 991}, {2000, 993}, {2000, 978}, {2000, 990}, {2000, 1004}, {2000, 1032}]</text:p>
      <text:p text:style-name="P70">container0 <text:s text:c="16"/>| 4: [{2000, 984}, {2000, 1027}, {2000, 1016}, {2000, 1030}, {2000, 980}, {2000, 989}, {2000, 1005}, {2000, 976}, {2000, 983}, {2000, 1011}]</text:p>
      <text:p text:style-name="P70">container0 <text:s text:c="16"/>| 9: [{2000, 1025}, {2000, 1055}, {2000, 1028}, {2000, 1030}, {2000, 983}, {2000, 1018}, {2000, 1015}, {2000, 1035}, {2000, 1019}, {2000, 993}]</text:p>
      <text:p text:style-name="P70">container0 <text:s text:c="16"/>| 3: [{2000, 90}, {2000, 0}, {2000, 2}, {2000, 1}, {2000, 0}, {2000, 0}, {2000, 0}, {2000, 1}, {2000, 2}, {2000, 1}]</text:p>
      <text:p text:style-name="P70">container0 <text:s text:c="16"/>| 1: [{2000, 1013}, {2000, 1024}, {2000, 1023}, {2000, 984}, {2000, 975}, {2000, 995}, {2000, 1001}, {2000, 1001}, {2000, 975}, {2000, 997}]</text:p>
      <text:p text:style-name="P70">container0 <text:s text:c="16"/>| 2: [{2000, 997}, {2000, 1002}, {2000, 979}, {2000, 963}, {2000, 992}, {2000, 959}, {2000, 988}, {2000, 1005}, {2000, 989}, {2000, 999}]</text:p>
      <text:p text:style-name="P70">container0 <text:s text:c="16"/>| 0: [{2000, 992}, {2000, 984}, {2000, 1004}, {2000, 1013}, {2000, 1015}, {2000, 1008}, {2000, 994}, {2000, 990}, {2000, 990}, {2000, 1000}]</text:p>
      <text:p text:style-name="P70">container0 <text:s text:c="16"/>| 7: [{2000, 987}, {2000, 1008}, {2000, 969}, {2000, 937}, {2000, 993}, {2000, 948}, {2000, 1019}, {2000, 992}, {2000, 993}, {2000, 995}]</text:p>
      <text:p text:style-name="P70">container0 <text:s text:c="16"/>| 5: [{2000, 1007}, {2000, 1018}, {2000, 999}, {2000, 961}, {2000, 1001}, {2000, 1009}, {2000, 1002}, {2000, 1025}, {2000, 979}, {2000, 992}]</text:p>
      <text:p text:style-name="P70"><text:s text:c="5"/>Just like before, all the messages are sent but there is a 50% bad send rate.</text:p>
      <text:p text:style-name="P60"/>
      <text:list xml:id="list173731568794611" text:continue-numbering="true" text:style-name="L7">
        <text:list-item>
          <text:p text:style-name="P17">Local tests – <text:span text:style-name="T17">reliability 0%</text:span></text:p>
          <text:list>
            <text:list-item>
              <text:p text:style-name="P37">Local test 1: peers = 5, max_broadcasts = 1000, timeout = 3000</text:p>
            </text:list-item>
          </text:list>
        </text:list-item>
      </text:list>
      <text:p text:style-name="P70">4: [{1000, 0}, {1000, 0}, {1000, 0}, {1000, 0}, {1000, 0}]</text:p>
      <text:p text:style-name="P70">2: [{1000, 0}, {1000, 0}, {1000, 0}, {1000, 0}, {1000, 0}]</text:p>
      <text:p text:style-name="P70">1: [{1000, 0}, {1000, 0}, {1000, 0}, {1000, 0}, {1000, 0}]</text:p>
      <text:p text:style-name="P70">3: [{1000, 0}, {1000, 0}, {1000, 0}, {1000, 0}, {1000, 0}]</text:p>
      <text:p text:style-name="P70">0: [{1000, 0}, {1000, 0}, {1000, 0}, {1000, 0}, {1000, 0}]</text:p>
      <text:p text:style-name="P56"><text:s text:c="5"/>The expected result.</text:p>
      <text:list xml:id="list173731568882200" text:continue-numbering="true" text:style-name="L7">
        <text:list-item>
          <text:list>
            <text:list-item>
              <text:p text:style-name="P37">Local test 2: peers = 5, max_broadcasts = 10_000_000, timeout = 3000</text:p>
            </text:list-item>
          </text:list>
        </text:list-item>
      </text:list>
      <text:p text:style-name="P70">0: [{895, 0}, {895, 0}, {895, 0}, {895, 0}, {895, 0}]</text:p>
      <text:p text:style-name="P70">2: [{1180, 0}, {1180, 0}, {1180, 0}, {1180, 0}, {1180, 0}]</text:p>
      <text:p text:style-name="P70">1: [{945, 0}, {945, 0}, {945, 0}, {945, 0}, {945, 0}]</text:p>
      <text:p text:style-name="P70">3: [{1155, 0}, {1155, 0}, {1155, 0}, {1155, 0}, {1155, 0}]</text:p>
      <text:p text:style-name="P70">4: [{523, 0}, {523, 0}, {523, 0}, {523, 0}, {523, 0}]</text:p>
      <text:p text:style-name="P56"><text:s text:c="5"/><text:span text:style-name="T23">For some reason, the lower the reliability, the lower the sent messages – this in theory shouldn’t happen, since only received messages are affected by reliability. Answer probably has to do with the reliability check function:</text:span></text:p>
      <text:p text:style-name="P70"><text:tab/>defp goes_through(reliability) do</text:p>
      <text:p text:style-name="P70"><text:tab/> <text:s text:c="3"/>reliability &gt;= :rand.uniform(100)</text:p>
      <text:p text:style-name="P70"><text:tab/>end</text:p>
      <text:list xml:id="list173732970638920" text:continue-numbering="true" text:style-name="L7">
        <text:list-item>
          <text:list>
            <text:list-item>
              <text:p text:style-name="P37">Local test 3: peers = <text:span text:style-name="T14">5</text:span>, max_broadcasts = <text:span text:style-name="T14">200000</text:span> timeout = <text:span text:style-name="T14">9000</text:span></text:p>
            </text:list-item>
          </text:list>
        </text:list-item>
      </text:list>
      <text:p text:style-name="P70">2: [{5016, 0}, {5016, 0}, {5015, 0}, {5015, 0}, {5015, 0}]</text:p>
      <text:p text:style-name="P70">0: [{4436, 0}, {4436, 0}, {4436, 0}, {4436, 0}, {4436, 0}]</text:p>
      <text:p text:style-name="P70">1: [{3508, 0}, {3508, 0}, {3507, 0}, {3507, 0}, {3507, 0}]</text:p>
      <text:p text:style-name="P70">3: [{5740, 0}, {5740, 0}, {5739, 0}, {5739, 0}, {5739, 0}]</text:p>
      <text:p text:style-name="P70">4: [{6280, 0}, {6280, 0}, {6279, 0}, {6279, 0}, {6279, 0}]</text:p>
      <text:p text:style-name="P76"><text:s text:c="5"/><text:span text:style-name="T23">Again, this result is weird, and not really explainable.</text:span></text:p>
      <text:list xml:id="list173732033320493" text:continue-numbering="true" text:style-name="L7">
        <text:list-item>
          <text:p text:style-name="P17">Remote tests – <text:span text:style-name="T21">reliability 0%</text:span></text:p>
          <text:list>
            <text:list-item>
              <text:p text:style-name="P37"><text:span text:style-name="T14">Remote</text:span> test 1: peers = 5, max_broadcasts = 1000, timeout = 3000</text:p>
            </text:list-item>
          </text:list>
        </text:list-item>
      </text:list>
      <text:p text:style-name="P71">container0 <text:s text:c="16"/>| 0: [{1000, 0}, {1000, 0}, {1000, 0}, {1000, 0}, {1000, 0}]</text:p>
      <text:p text:style-name="P71">container0 <text:s text:c="16"/>| 2: [{1000, 0}, {1000, 0}, {1000, 0}, {1000, 0}, {1000, 0}]</text:p>
      <text:p text:style-name="P71">container0 <text:s text:c="16"/>| 1: [{1000, 0}, {1000, 0}, {1000, 0}, {1000, 0}, {1000, 0}]</text:p>
      <text:p text:style-name="P71">container0 <text:s text:c="16"/>| 3: [{1000, 0}, {1000, 0}, {1000, 0}, {1000, 0}, {1000, 0}]</text:p>
      <text:p text:style-name="P71">container0 <text:s text:c="16"/>| 4: [{1000, 0}, {1000, 0}, {1000, 0}, {1000, 0}, {1000, 0}]</text:p>
      <text:p text:style-name="P56"><text:soft-page-break/><text:s text:c="5"/>The expected result.</text:p>
      <text:list xml:id="list173732398494561" text:continue-numbering="true" text:style-name="L7">
        <text:list-item>
          <text:list>
            <text:list-item>
              <text:p text:style-name="P37"><text:span text:style-name="T14">Remote</text:span> test 2: peers = 5, max_broadcasts = 10_000_000, timeout = 3000</text:p>
            </text:list-item>
          </text:list>
        </text:list-item>
      </text:list>
      <text:p text:style-name="P83">container0 <text:s text:c="16"/>| 3: [{1083, 0}, {1083, 0}, {1083, 0}, {1083, 0}, {1083, 0}]</text:p>
      <text:p text:style-name="P83">container0 <text:s text:c="16"/>| 2: [{707, 0}, {707, 0}, {707, 0}, {707, 0}, {707, 0}]</text:p>
      <text:p text:style-name="P83">container0 <text:s text:c="16"/>| 1: [{5830, 0}, {5830, 0}, {5830, 0}, {5830, 0}, {5830, 0}]</text:p>
      <text:p text:style-name="P83">container0 <text:s text:c="16"/>| 0: [{861, 0}, {861, 0}, {861, 0}, {861, 0}, {861, 0}]</text:p>
      <text:p text:style-name="P83">container0 <text:s text:c="16"/>| 4: [{658, 0}, {658, 0}, {658, 0}, {658, 0}, {657, 0}]</text:p>
      <text:p text:style-name="P78"><text:s text:c="5"/><text:span text:style-name="T18">Same comments as before.</text:span></text:p>
      <text:list xml:id="list173732745706209" text:continue-numbering="true" text:style-name="L7">
        <text:list-item>
          <text:list>
            <text:list-item>
              <text:p text:style-name="P37"><text:span text:style-name="T15">Remote</text:span> test 3: peers = <text:span text:style-name="T18">10</text:span>, max_broadcasts = <text:span text:style-name="T18">3500</text:span>, timeout = 3000</text:p>
            </text:list-item>
          </text:list>
        </text:list-item>
      </text:list>
      <text:p text:style-name="P72">container0 <text:s text:c="16"/>| 1: [{3500, 0}, {3500, 0}, {3500, 0}, {3500, 0}, {3500, 0}, {3500, 0}, {3500, 0}, {3500, 0}, {3500, 0}, {3500, 0}]</text:p>
      <text:p text:style-name="P72">container0 <text:s text:c="16"/>| 0: [{3500, 0}, {3500, 0}, {3500, 0}, {3500, 0}, {3500, 0}, {3500, 0}, {3500, 0}, {3500, 0}, {3500, 0}, {3500, 0}]</text:p>
      <text:p text:style-name="P72">container0 <text:s text:c="16"/>| 4: [{3500, 0}, {3500, 0}, {3500, 0}, {3500, 0}, {3500, 0}, {3500, 0}, {3500, 0}, {3500, 0}, {3500, 0}, {3500, 0}]</text:p>
      <text:p text:style-name="P72">container0 <text:s text:c="16"/>| 9: [{3500, 0}, {3500, 0}, {3500, 0}, {3500, 0}, {3500, 0}, {3500, 0}, {3500, 0}, {3500, 0}, {3500, 0}, {3500, 0}]</text:p>
      <text:p text:style-name="P72">container0 <text:s text:c="16"/>| 5: [{3500, 0}, {3500, 0}, {3500, 0}, {3500, 0}, {3500, 0}, {3500, 0}, {3500, 0}, {3500, 0}, {3500, 0}, {3500, 0}]</text:p>
      <text:p text:style-name="P72">container0 <text:s text:c="16"/>| 7: [{3500, 0}, {3500, 0}, {3500, 0}, {3500, 0}, {3500, 0}, {3500, 0}, {3500, 0}, {3500, 0}, {3500, 0}, {3500, 0}]</text:p>
      <text:p text:style-name="P72">container0 <text:s text:c="16"/>| 6: [{3500, 0}, {3500, 0}, {3500, 0}, {3500, 0}, {3500, 0}, {3500, 0}, {3500, 0}, {3500, 0}, {3500, 0}, {3500, 0}]</text:p>
      <text:p text:style-name="P72">container0 <text:s text:c="16"/>| 8: [{3500, 0}, {3500, 0}, {3500, 0}, {3500, 0}, {3500, 0}, {3500, 0}, {3500, 0}, {3500, 0}, {3500, 0}, {3500, 0}]</text:p>
      <text:p text:style-name="P72">container0 <text:s text:c="16"/>| 2: [{3500, 0}, {3500, 0}, {3500, 0}, {3500, 0}, {3500, 0}, {3500, 0}, {3500, 0}, {3500, 0}, {3500, 0}, {3500, 0}]</text:p>
      <text:p text:style-name="P72">container0 <text:s text:c="16"/>| 3: [{3500, 0}, {3500, 0}, {3500, 0}, {3500, 0}, {3500, 0}, {3500, 0}, {3500, 0}, {3500, 0}, {3500, 0}, {3500, 0}]</text:p>
      <text:p text:style-name="P60"><text:s text:c="5"/><text:span text:style-name="T18">As expected.</text:span></text:p>
      <text:p text:style-name="P58"/>
      <text:p text:style-name="P8">System <text:span text:style-name="T19">5</text:span></text:p>
      <text:list xml:id="list173732621327840" text:continue-numbering="true" text:style-name="L7">
        <text:list-item>
          <text:p text:style-name="P16">Local tests</text:p>
          <text:list>
            <text:list-item>
              <text:p text:style-name="P43">Local test 1: peers = 5, max_broadcasts = 1000, timeout = 3000, <text:span text:style-name="T19">reliability = 100</text:span></text:p>
            </text:list-item>
          </text:list>
        </text:list-item>
      </text:list>
      <text:p text:style-name="P66">0: [{1000, 1000}, {1000, 1000}, {1000, 1000}, {1000, 56}, {1000, 1000}]</text:p>
      <text:p text:style-name="P66">2: [{1000, 1000}, {1000, 1000}, {1000, 1000}, {1000, 56}, {1000, 1000}]</text:p>
      <text:p text:style-name="P66">4: [{1000, 1000}, {1000, 1000}, {1000, 1000}, {1000, 56}, {1000, 1000}]</text:p>
      <text:p text:style-name="P66">1: [{1000, 1000}, {1000, 1000}, {1000, 1000}, {1000, 56}, {1000, 1000}]</text:p>
      <text:p text:style-name="P55"><text:s text:c="5"/><text:span text:style-name="T19">Overall, peer 3 does manage to send some messages; the number of which varies.</text:span></text:p>
      <text:list xml:id="list173731677691388" text:continue-numbering="true" text:style-name="L7">
        <text:list-item>
          <text:list>
            <text:list-item>
              <text:p text:style-name="P43">Local test 2: peers = 5, max_broadcasts = 10_000_000, timeout = 3000, <text:span text:style-name="T19">reliability = 100</text:span></text:p>
            </text:list-item>
          </text:list>
        </text:list-item>
      </text:list>
      <text:p text:style-name="P66">1: [{64057, 2796}, {64057, 1667}, {64057, 2642}, {64057, 0}, {64057, 2579}]</text:p>
      <text:p text:style-name="P66">4: [{57567, 2541}, {57566, 1233}, {57566, 2357}, {57566, 0}, {57566, 2282}]</text:p>
      <text:p text:style-name="P66">0: [{59149, 500}, {59149, 68}, {59149, 116}, {59149, 0}, {59148, 116}]</text:p>
      <text:p text:style-name="P66">2: [{58929, 2663}, {58929, 1527}, {58929, 2642}, {58928, 0}, {58928, 2434}]</text:p>
      <text:p text:style-name="P55"><text:s text:c="5"/><text:span text:style-name="T19">Results here vary – on some tests, almost no messages at all are received.</text:span></text:p>
      <text:list xml:id="list173732461000651" text:continue-numbering="true" text:style-name="L7">
        <text:list-item>
          <text:list>
            <text:list-item>
              <text:p text:style-name="P44">Local test 3: peers = 5, max_broadcasts = 1000, timeout = 3000, reliability = 50</text:p>
            </text:list-item>
          </text:list>
        </text:list-item>
      </text:list>
      <text:p text:style-name="P67">2: [{1000, 498}, {1000, 498}, {1000, 510}, {1000, 199}, {1000, 484}]</text:p>
      <text:p text:style-name="P67">1: [{1000, 508}, {1000, 500}, {1000, 499}, {1000, 193}, {1000, 492}]</text:p>
      <text:p text:style-name="P67">4: [{1000, 518}, {1000, 498}, {1000, 514}, {1000, 190}, {1000, 499}]</text:p>
      <text:p text:style-name="P67">0: [{1000, 490}, {1000, 518}, {1000, 501}, {1000, 192}, {1000, 462}]</text:p>
      <text:p text:style-name="P75"><text:s text:c="5"/><text:span text:style-name="T20">Again here, wildly variant results.</text:span></text:p>
      <text:list xml:id="list173732414703749" text:continue-numbering="true" text:style-name="L7">
        <text:list-item>
          <text:p text:style-name="P16">Remote tests</text:p>
          <text:list>
            <text:list-item>
              <text:p text:style-name="P36"><text:span text:style-name="T14">Remote</text:span> test 1: peers = 5, max_broadcasts = 1000, timeout = 3000, <text:span text:style-name="T20">reliability = 100</text:span></text:p>
            </text:list-item>
          </text:list>
        </text:list-item>
      </text:list>
      <text:p text:style-name="P67"><text:soft-page-break/>container0 <text:s text:c="16"/>| 4: [{1000, 1000}, {1000, 1000}, {1000, 1000}, {1000, 0}, {1000, 1000}]</text:p>
      <text:p text:style-name="P67">container0 <text:s text:c="16"/>| 0: [{1000, 1000}, {1000, 1000}, {1000, 1000}, {1000, 0}, {1000, 1000}]</text:p>
      <text:p text:style-name="P67">container0 <text:s text:c="16"/>| 1: [{1000, 1000}, {1000, 1000}, {1000, 1000}, {1000, 0}, {1000, 1000}]</text:p>
      <text:p text:style-name="P67">container0 <text:s text:c="16"/>| 2: [{1000, 1000}, {1000, 1000}, {1000, 1000}, {1000, 0}, {1000, 1000}]</text:p>
      <text:p text:style-name="P55"><text:s text:c="5"/><text:span text:style-name="T20">On every single test run, peer 3 never manages to send anything through.</text:span></text:p>
      <text:list xml:id="list173731789005928" text:continue-numbering="true" text:style-name="L7">
        <text:list-item>
          <text:list>
            <text:list-item>
              <text:p text:style-name="P36"><text:span text:style-name="T14">Remote</text:span> test 2: peers = 5, max_broadcasts = 10_000_000, timeout = 3000, <text:span text:style-name="T20">reliability = 80</text:span></text:p>
            </text:list-item>
          </text:list>
        </text:list-item>
      </text:list>
      <text:p text:style-name="P81">container0 <text:s text:c="16"/>| 0: [{1870, 0}, {1870, 0}, {1869, 0}, {1869, 0}, {1869, 0}]</text:p>
      <text:p text:style-name="P81">container0 <text:s text:c="16"/>| 1: [{1459, 0}, {1459, 0}, {1458, 0}, {1458, 0}, {1458, 0}]</text:p>
      <text:p text:style-name="P81">container0 <text:s text:c="16"/>| 4: [{2543, 0}, {2543, 0}, {2543, 0}, {2543, 0}, {2543, 0}]</text:p>
      <text:p text:style-name="P81">container0 <text:s text:c="16"/>| 2: [{1597, 0}, {1596, 0}, {1596, 0}, {1596, 0}, {1596, 0}]</text:p>
      <text:list xml:id="list173732867189956" text:continue-numbering="true" text:style-name="L7">
        <text:list-item>
          <text:list>
            <text:list-item>
              <text:p text:style-name="P36"><text:span text:style-name="T15">Remote</text:span> test 3: peers = <text:span text:style-name="T20">5</text:span>, max_broadcasts = <text:span text:style-name="T18">3500</text:span>, timeout = 3000, <text:span text:style-name="T20">reliability = 100; timeout for peer 3 changed to 150ms</text:span></text:p>
            </text:list-item>
          </text:list>
        </text:list-item>
      </text:list>
      <text:p text:style-name="P68">container0 <text:s text:c="16"/>| 4: [{1000, 1000}, {1000, 1000}, {1000, 1000}, {1000, 1}, {1000, 1000}]</text:p>
      <text:p text:style-name="P68">container0 <text:s text:c="16"/>| 0: [{1000, 1000}, {1000, 1000}, {1000, 1000}, {1000, 2}, {1000, 1000}]</text:p>
      <text:p text:style-name="P68">container0 <text:s text:c="16"/>| 2: [{1000, 1000}, {1000, 1000}, {1000, 1000}, {1000, 2}, {1000, 1000}]</text:p>
      <text:p text:style-name="P68">container0 <text:s text:c="16"/>| 1: [{1000, 1000}, {1000, 1000}, {1000, 1000}, {1000, 2}, {1000, 1000}]</text:p>
      <text:p text:style-name="P59"><text:s text:c="5"/><text:span text:style-name="T21">Notice that peer 3 finally gets to send messages.</text:span></text:p>
      <text:p text:style-name="P59"/>
      <text:p text:style-name="P59"/>
      <text:p text:style-name="P59"/>
      <text:p text:style-name="P20">Overall comments:</text:p>
      <text:p text:style-name="P20"><text:s text:c="5"/><text:span text:style-name="T7">The speed of receiving messages for System 3 (and consequently 4 and 5) is much lower than for Systems 1 and 2. This is mostly caused by the fact that the PL component is overloaded with send messages from the BEB component, which in turn is overloaded by the App component (which makes broadcasts one after another).</text:span></text:p>
      <text:p text:style-name="P20"><text:span text:style-name="T7"><text:s text:c="5"/>A solution to this was attempted in System 3, Version 2, where sends and receives run on different processes for all 3 components. However, likely because these processes don’t all run on separate cores, this ends up running much, much slower than the original System3 in a local distribution; on Docker, it ends up outpacing Version 1, and the more parallelism available, the faster it would execute.</text:span></text:p>
      <text:p text:style-name="P20"><text:span text:style-name="T7"><text:s text:c="5"/>The optimal solution for the current resources available would be, instead of inducing interleaving via separate Elixir processes, to simply create artificial interleaving at the App, PL or BEB component level (something of the sort, for each 5 messages sent, receive 5 messages before sending any m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4:24:26.317812532</meta:creation-date>
    <dc:date>2018-02-07T17:37:25.049627513</dc:date>
    <meta:editing-duration>PT35M4S</meta:editing-duration>
    <meta:editing-cycles>6</meta:editing-cycles>
    <meta:generator>LibreOffice/5.1.6.2$Linux_X86_64 LibreOffice_project/10m0$Build-2</meta:generator>
    <meta:document-statistic meta:table-count="0" meta:image-count="0" meta:object-count="0" meta:page-count="10" meta:paragraph-count="366" meta:word-count="5333" meta:character-count="34828" meta:non-whitespace-character-count="27649"/>
  </office:meta>
</office:document-meta>
</file>